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6">
            <text:p>8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4">
            <text:p>14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62">
            <text:p>26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473">
            <text:p>847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800">
            <text:p>1080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125">
            <text:p>151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12">
            <text:p>2020-12-1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7 - 1.8)">
            <text:p>(0.67 - 1.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2">
            <text:p>1.0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201.125">
            <text:p>201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92715761897831">
            <text:p>0.0292715762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41298940026">
            <text:p>1.104129894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0247792019256">
            <text:p>24.024779201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94.625">
            <text:p>294.6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64454477981197">
            <text:p>0.0364454478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3016247779722">
            <text:p>1.1301624778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3632647045528">
            <text:p>19.363264704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81.375">
            <text:p>181.375</text:p>
          </table:table-cell>
          <table:table-cell office:value-type="float" office:value="390.25">
            <text:p>390.25</text:p>
          </table:table-cell>
          <table:table-cell office:value-type="float" office:value="0.0917828685258964">
            <text:p>0.0917828685</text:p>
          </table:table-cell>
          <table:table-cell office:value-type="float" office:value="0.0426163063909774">
            <text:p>0.0426163064</text:p>
          </table:table-cell>
          <table:table-cell office:value-type="float" office:value="0.0434238344275064">
            <text:p>0.0434238344</text:p>
          </table:table-cell>
          <table:table-cell office:value-type="float" office:value="1.33775126595213">
            <text:p>1.337751266</text:p>
          </table:table-cell>
          <table:table-cell office:value-type="float" office:value="1.15271672552642">
            <text:p>1.1527167255</text:p>
          </table:table-cell>
          <table:table-cell office:value-type="float" office:value="1.15567925411319">
            <text:p>1.1556792541</text:p>
          </table:table-cell>
          <table:table-cell office:value-type="float" office:value="7.89353424316353">
            <text:p>7.8935342432</text:p>
          </table:table-cell>
          <table:table-cell office:value-type="float" office:value="16.6089977913845">
            <text:p>16.6089977914</text:p>
          </table:table-cell>
          <table:table-cell office:value-type="float" office:value="16.306485311599">
            <text:p>16.306485311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60.375">
            <text:p>360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82300588865096">
            <text:p>0.0482300589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7336443771997">
            <text:p>1.1733644377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4.7155372198818">
            <text:p>14.715537219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510">
            <text:p>7510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44.625">
            <text:p>244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325732356857523">
            <text:p>0.0325732357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1608591563889">
            <text:p>1.1160859156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1.6243759739104">
            <text:p>21.624375973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10025">
            <text:p>10025</text:p>
          </table:table-cell>
          <table:table-cell office:value-type="float" office:value="308.25">
            <text:p>308.25</text:p>
          </table:table-cell>
          <table:table-cell office:value-type="float" office:value="228.875">
            <text:p>228.875</text:p>
          </table:table-cell>
          <table:table-cell office:value-type="float" office:value="273.375">
            <text:p>273.375</text:p>
          </table:table-cell>
          <table:table-cell office:value-type="float" office:value="0.106734764542936">
            <text:p>0.1067347645</text:p>
          </table:table-cell>
          <table:table-cell office:value-type="float" office:value="0.0444590132090132">
            <text:p>0.0444590132</text:p>
          </table:table-cell>
          <table:table-cell office:value-type="float" office:value="0.0272693266832918">
            <text:p>0.0272693267</text:p>
          </table:table-cell>
          <table:table-cell office:value-type="float" office:value="1.39590060342587">
            <text:p>1.3959006034</text:p>
          </table:table-cell>
          <table:table-cell office:value-type="float" office:value="1.15948068978836">
            <text:p>1.1594806898</text:p>
          </table:table-cell>
          <table:table-cell office:value-type="float" office:value="1.09690013109993">
            <text:p>1.0969001311</text:p>
          </table:table-cell>
          <table:table-cell office:value-type="float" office:value="6.83482555469283">
            <text:p>6.8348255547</text:p>
          </table:table-cell>
          <table:table-cell office:value-type="float" office:value="15.9347620396728">
            <text:p>15.9347620397</text:p>
          </table:table-cell>
          <table:table-cell office:value-type="float" office:value="25.7635855826018">
            <text:p>25.7635855826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527">
            <text:p>9527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52.625">
            <text:p>452.6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75097092474021">
            <text:p>0.0475097092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7070804041254">
            <text:p>1.1707080404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4.9334826480656">
            <text:p>14.933482648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739">
            <text:p>8739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331">
            <text:p>331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78761872067742">
            <text:p>0.037876187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3537848211606">
            <text:p>1.1353784821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18.6447682679709">
            <text:p>18.64476826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700">
            <text:p>5700</text:p>
          </table:table-cell>
          <table:table-cell office:value-type="float" office:value="10132">
            <text:p>10132</text:p>
          </table:table-cell>
          <table:table-cell office:value-type="float" office:value="161">
            <text:p>161</text:p>
          </table:table-cell>
          <table:table-cell office:value-type="float" office:value="423.25">
            <text:p>423.25</text:p>
          </table:table-cell>
          <table:table-cell office:value-type="float" office:value="584.125">
            <text:p>584.125</text:p>
          </table:table-cell>
          <table:table-cell office:value-type="float" office:value="0.0457386363636364">
            <text:p>0.0457386364</text:p>
          </table:table-cell>
          <table:table-cell office:value-type="float" office:value="0.0742543859649123">
            <text:p>0.074254386</text:p>
          </table:table-cell>
          <table:table-cell office:value-type="float" office:value="0.0576515001973944">
            <text:p>0.0576515002</text:p>
          </table:table-cell>
          <table:table-cell office:value-type="float" office:value="1.16418559207128">
            <text:p>1.1641855921</text:p>
          </table:table-cell>
          <table:table-cell office:value-type="float" office:value="1.27069722999384">
            <text:p>1.27069723</text:p>
          </table:table-cell>
          <table:table-cell office:value-type="float" office:value="1.2082946938219">
            <text:p>1.2082946938</text:p>
          </table:table-cell>
          <table:table-cell office:value-type="float" office:value="15.4985125562837">
            <text:p>15.4985125563</text:p>
          </table:table-cell>
          <table:table-cell office:value-type="float" office:value="9.67720077265951">
            <text:p>9.6772007727</text:p>
          </table:table-cell>
          <table:table-cell office:value-type="float" office:value="12.3663915301805">
            <text:p>12.366391530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64">
            <text:p>6864</text:p>
          </table:table-cell>
          <table:table-cell office:value-type="float" office:value="12441">
            <text:p>12441</text:p>
          </table:table-cell>
          <table:table-cell office:value-type="float" office:value="178.75">
            <text:p>178.75</text:p>
          </table:table-cell>
          <table:table-cell office:value-type="float" office:value="308.125">
            <text:p>308.125</text:p>
          </table:table-cell>
          <table:table-cell office:value-type="float" office:value="578.25">
            <text:p>578.25</text:p>
          </table:table-cell>
          <table:table-cell office:value-type="float" office:value="0.043586930017069">
            <text:p>0.04358693</text:p>
          </table:table-cell>
          <table:table-cell office:value-type="float" office:value="0.0448900058275058">
            <text:p>0.0448900058</text:p>
          </table:table-cell>
          <table:table-cell office:value-type="float" office:value="0.0464793826862792">
            <text:p>0.0464793827</text:p>
          </table:table-cell>
          <table:table-cell office:value-type="float" office:value="1.15627790317763">
            <text:p>1.1562779032</text:p>
          </table:table-cell>
          <table:table-cell office:value-type="float" office:value="1.16106464113773">
            <text:p>1.1610646411</text:p>
          </table:table-cell>
          <table:table-cell office:value-type="float" office:value="1.16691209211118">
            <text:p>1.1669120921</text:p>
          </table:table-cell>
          <table:table-cell office:value-type="float" office:value="16.2467475618022">
            <text:p>16.2467475618</text:p>
          </table:table-cell>
          <table:table-cell office:value-type="float" office:value="15.7850506158916">
            <text:p>15.7850506159</text:p>
          </table:table-cell>
          <table:table-cell office:value-type="float" office:value="15.2569526038677">
            <text:p>15.256952603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849">
            <text:p>5849</text:p>
          </table:table-cell>
          <table:table-cell office:value-type="float" office:value="10613">
            <text:p>10613</text:p>
          </table:table-cell>
          <table:table-cell office:value-type="float" office:value="188.5">
            <text:p>188.5</text:p>
          </table:table-cell>
          <table:table-cell office:value-type="float" office:value="248.25">
            <text:p>248.25</text:p>
          </table:table-cell>
          <table:table-cell office:value-type="float" office:value="515.625">
            <text:p>515.625</text:p>
          </table:table-cell>
          <table:table-cell office:value-type="float" office:value="0.0483581323755772">
            <text:p>0.0483581324</text:p>
          </table:table-cell>
          <table:table-cell office:value-type="float" office:value="0.0424431526756711">
            <text:p>0.0424431527</text:p>
          </table:table-cell>
          <table:table-cell office:value-type="float" office:value="0.048584283425987">
            <text:p>0.0485842834</text:p>
          </table:table-cell>
          <table:table-cell office:value-type="float" office:value="1.17383694088955">
            <text:p>1.1738369409</text:p>
          </table:table-cell>
          <table:table-cell office:value-type="float" office:value="1.15208181993459">
            <text:p>1.1520818199</text:p>
          </table:table-cell>
          <table:table-cell office:value-type="float" office:value="1.17467143987915">
            <text:p>1.1746714399</text:p>
          </table:table-cell>
          <table:table-cell office:value-type="float" office:value="14.6774676566369">
            <text:p>14.6774676566</text:p>
          </table:table-cell>
          <table:table-cell office:value-type="float" office:value="16.6753624117989">
            <text:p>16.6753624118</text:p>
          </table:table-cell>
          <table:table-cell office:value-type="float" office:value="14.6107347824151">
            <text:p>14.610734782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403">
            <text:p>6403</text:p>
          </table:table-cell>
          <table:table-cell office:value-type="float" office:value="11310">
            <text:p>11310</text:p>
          </table:table-cell>
          <table:table-cell office:value-type="float" office:value="172">
            <text:p>172</text:p>
          </table:table-cell>
          <table:table-cell office:value-type="float" office:value="581.25">
            <text:p>581.25</text:p>
          </table:table-cell>
          <table:table-cell office:value-type="float" office:value="826.875">
            <text:p>826.875</text:p>
          </table:table-cell>
          <table:table-cell office:value-type="float" office:value="0.0447450572320499">
            <text:p>0.0447450572</text:p>
          </table:table-cell>
          <table:table-cell office:value-type="float" office:value="0.0907777604248009">
            <text:p>0.0907777604</text:p>
          </table:table-cell>
          <table:table-cell office:value-type="float" office:value="0.0731100795755968">
            <text:p>0.0731100796</text:p>
          </table:table-cell>
          <table:table-cell office:value-type="float" office:value="1.16053185579971">
            <text:p>1.1605318558</text:p>
          </table:table-cell>
          <table:table-cell office:value-type="float" office:value="1.33387374099078">
            <text:p>1.333873741</text:p>
          </table:table-cell>
          <table:table-cell office:value-type="float" office:value="1.26636164263627">
            <text:p>1.2663616426</text:p>
          </table:table-cell>
          <table:table-cell office:value-type="float" office:value="15.835078750093">
            <text:p>15.8350787501</text:p>
          </table:table-cell>
          <table:table-cell office:value-type="float" office:value="7.97720491719743">
            <text:p>7.9772049172</text:p>
          </table:table-cell>
          <table:table-cell office:value-type="float" office:value="9.82336844166861">
            <text:p>9.823368441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189">
            <text:p>4189</text:p>
          </table:table-cell>
          <table:table-cell office:value-type="float" office:value="7134">
            <text:p>7134</text:p>
          </table:table-cell>
          <table:table-cell office:value-type="float" office:value="15474">
            <text:p>15474</text:p>
          </table:table-cell>
          <table:table-cell office:value-type="float" office:value="188.375">
            <text:p>188.375</text:p>
          </table:table-cell>
          <table:table-cell office:value-type="float" office:value="412">
            <text:p>412</text:p>
          </table:table-cell>
          <table:table-cell office:value-type="float" office:value="852.125">
            <text:p>852.125</text:p>
          </table:table-cell>
          <table:table-cell office:value-type="float" office:value="0.0449689663404154">
            <text:p>0.0449689663</text:p>
          </table:table-cell>
          <table:table-cell office:value-type="float" office:value="0.0577516119988786">
            <text:p>0.057751612</text:p>
          </table:table-cell>
          <table:table-cell office:value-type="float" office:value="0.0550681788807031">
            <text:p>0.0550681789</text:p>
          </table:table-cell>
          <table:table-cell office:value-type="float" office:value="1.16135490974156">
            <text:p>1.1613549097</text:p>
          </table:table-cell>
          <table:table-cell office:value-type="float" office:value="1.20866772942547">
            <text:p>1.2086677294</text:p>
          </table:table-cell>
          <table:table-cell office:value-type="float" office:value="1.19868233455993">
            <text:p>1.1986823346</text:p>
          </table:table-cell>
          <table:table-cell office:value-type="float" office:value="15.7579335460911">
            <text:p>15.7579335461</text:p>
          </table:table-cell>
          <table:table-cell office:value-type="float" office:value="12.3455442259347">
            <text:p>12.3455442259</text:p>
          </table:table-cell>
          <table:table-cell office:value-type="float" office:value="12.9305502429465">
            <text:p>12.930550242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600">
            <text:p>7600</text:p>
          </table:table-cell>
          <table:table-cell office:value-type="float" office:value="13837">
            <text:p>13837</text:p>
          </table:table-cell>
          <table:table-cell office:value-type="float" office:value="73">
            <text:p>73</text:p>
          </table:table-cell>
          <table:table-cell office:value-type="float" office:value="336.5">
            <text:p>336.5</text:p>
          </table:table-cell>
          <table:table-cell office:value-type="float" office:value="537.75">
            <text:p>537.75</text:p>
          </table:table-cell>
          <table:table-cell office:value-type="float" office:value="0.0161934338952973">
            <text:p>0.0161934339</text:p>
          </table:table-cell>
          <table:table-cell office:value-type="float" office:value="0.0442763157894737">
            <text:p>0.0442763158</text:p>
          </table:table-cell>
          <table:table-cell office:value-type="float" office:value="0.0388631928886319">
            <text:p>0.0388631929</text:p>
          </table:table-cell>
          <table:table-cell office:value-type="float" office:value="1.05719098414413">
            <text:p>1.0571909841</text:p>
          </table:table-cell>
          <table:table-cell office:value-type="float" office:value="1.15880947385734">
            <text:p>1.1588094739</text:p>
          </table:table-cell>
          <table:table-cell office:value-type="float" office:value="1.13898145672275">
            <text:p>1.1389814567</text:p>
          </table:table-cell>
          <table:table-cell office:value-type="float" office:value="0">
            <text:p>0</text:p>
          </table:table-cell>
          <table:table-cell office:value-type="float" office:value="15.9991040731632">
            <text:p>15.9991040732</text:p>
          </table:table-cell>
          <table:table-cell office:value-type="float" office:value="18.1799409120548">
            <text:p>18.179940912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8">
            <text:p>128</text:p>
          </table:table-cell>
          <table:table-cell office:value-type="float" office:value="4382">
            <text:p>4382</text:p>
          </table:table-cell>
          <table:table-cell office:value-type="float" office:value="7450">
            <text:p>7450</text:p>
          </table:table-cell>
          <table:table-cell office:value-type="float" office:value="14283">
            <text:p>14283</text:p>
          </table:table-cell>
          <table:table-cell office:value-type="float" office:value="207">
            <text:p>207</text:p>
          </table:table-cell>
          <table:table-cell office:value-type="float" office:value="638.75">
            <text:p>638.75</text:p>
          </table:table-cell>
          <table:table-cell office:value-type="float" office:value="785.125">
            <text:p>785.125</text:p>
          </table:table-cell>
          <table:table-cell office:value-type="float" office:value="0.0472387037882246">
            <text:p>0.0472387038</text:p>
          </table:table-cell>
          <table:table-cell office:value-type="float" office:value="0.085738255033557">
            <text:p>0.085738255</text:p>
          </table:table-cell>
          <table:table-cell office:value-type="float" office:value="0.0549691941468879">
            <text:p>0.0549691941</text:p>
          </table:table-cell>
          <table:table-cell office:value-type="float" office:value="1.16970919372455">
            <text:p>1.1697091937</text:p>
          </table:table-cell>
          <table:table-cell office:value-type="float" office:value="1.3144919474348">
            <text:p>1.3144919474</text:p>
          </table:table-cell>
          <table:table-cell office:value-type="float" office:value="1.19831453963222">
            <text:p>1.1983145396</text:p>
          </table:table-cell>
          <table:table-cell office:value-type="float" office:value="15.0171971485886">
            <text:p>15.0171971486</text:p>
          </table:table-cell>
          <table:table-cell office:value-type="float" office:value="8.42627894455474">
            <text:p>8.4262789446</text:p>
          </table:table-cell>
          <table:table-cell office:value-type="float" office:value="12.9532215943327">
            <text:p>12.953221594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816">
            <text:p>4816</text:p>
          </table:table-cell>
          <table:table-cell office:value-type="float" office:value="8275">
            <text:p>8275</text:p>
          </table:table-cell>
          <table:table-cell office:value-type="float" office:value="15508">
            <text:p>15508</text:p>
          </table:table-cell>
          <table:table-cell office:value-type="float" office:value="255.875">
            <text:p>255.875</text:p>
          </table:table-cell>
          <table:table-cell office:value-type="float" office:value="456.375">
            <text:p>456.375</text:p>
          </table:table-cell>
          <table:table-cell office:value-type="float" office:value="868">
            <text:p>868</text:p>
          </table:table-cell>
          <table:table-cell office:value-type="float" office:value="0.0531301910299003">
            <text:p>0.053130191</text:p>
          </table:table-cell>
          <table:table-cell office:value-type="float" office:value="0.0551510574018127">
            <text:p>0.0551510574</text:p>
          </table:table-cell>
          <table:table-cell office:value-type="float" office:value="0.055971111684292">
            <text:p>0.0559711117</text:p>
          </table:table-cell>
          <table:table-cell office:value-type="float" office:value="1.19148839031444">
            <text:p>1.1914883903</text:p>
          </table:table-cell>
          <table:table-cell office:value-type="float" office:value="1.19899031360612">
            <text:p>1.1989903136</text:p>
          </table:table-cell>
          <table:table-cell office:value-type="float" office:value="1.20203911096765">
            <text:p>1.202039111</text:p>
          </table:table-cell>
          <table:table-cell office:value-type="float" office:value="13.3897851024049">
            <text:p>13.3897851024</text:p>
          </table:table-cell>
          <table:table-cell office:value-type="float" office:value="12.9116304211016">
            <text:p>12.9116304211</text:p>
          </table:table-cell>
          <table:table-cell office:value-type="float" office:value="12.7274446425229">
            <text:p>12.727444642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476">
            <text:p>5476</text:p>
          </table:table-cell>
          <table:table-cell office:value-type="float" office:value="9488">
            <text:p>9488</text:p>
          </table:table-cell>
          <table:table-cell office:value-type="float" office:value="17457">
            <text:p>17457</text:p>
          </table:table-cell>
          <table:table-cell office:value-type="float" office:value="342.5">
            <text:p>342.5</text:p>
          </table:table-cell>
          <table:table-cell office:value-type="float" office:value="587">
            <text:p>587</text:p>
          </table:table-cell>
          <table:table-cell office:value-type="float" office:value="583.875">
            <text:p>583.875</text:p>
          </table:table-cell>
          <table:table-cell office:value-type="float" office:value="0.06254565376187">
            <text:p>0.0625456538</text:p>
          </table:table-cell>
          <table:table-cell office:value-type="float" office:value="0.0618676222596965">
            <text:p>0.0618676223</text:p>
          </table:table-cell>
          <table:table-cell office:value-type="float" office:value="0.0334464684653721">
            <text:p>0.0334464685</text:p>
          </table:table-cell>
          <table:table-cell office:value-type="float" office:value="1.22657722742336">
            <text:p>1.2265772274</text:p>
          </table:table-cell>
          <table:table-cell office:value-type="float" office:value="1.22403877916971">
            <text:p>1.2240387792</text:p>
          </table:table-cell>
          <table:table-cell office:value-type="float" office:value="1.1192552254843">
            <text:p>1.1192552255</text:p>
          </table:table-cell>
          <table:table-cell office:value-type="float" office:value="11.4253292472654">
            <text:p>11.4253292473</text:p>
          </table:table-cell>
          <table:table-cell office:value-type="float" office:value="11.5468209363062">
            <text:p>11.5468209363</text:p>
          </table:table-cell>
          <table:table-cell office:value-type="float" office:value="21.0687500682378">
            <text:p>21.068750068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579">
            <text:p>5579</text:p>
          </table:table-cell>
          <table:table-cell office:value-type="float" office:value="9533">
            <text:p>9533</text:p>
          </table:table-cell>
          <table:table-cell office:value-type="float" office:value="16958">
            <text:p>16958</text:p>
          </table:table-cell>
          <table:table-cell office:value-type="float" office:value="394">
            <text:p>394</text:p>
          </table:table-cell>
          <table:table-cell office:value-type="float" office:value="621.25">
            <text:p>621.25</text:p>
          </table:table-cell>
          <table:table-cell office:value-type="float" office:value="362">
            <text:p>362</text:p>
          </table:table-cell>
          <table:table-cell office:value-type="float" office:value="0.0706219752643843">
            <text:p>0.0706219753</text:p>
          </table:table-cell>
          <table:table-cell office:value-type="float" office:value="0.0651683625301584">
            <text:p>0.0651683625</text:p>
          </table:table-cell>
          <table:table-cell office:value-type="float" office:value="0.021346856940677">
            <text:p>0.0213468569</text:p>
          </table:table-cell>
          <table:table-cell office:value-type="float" office:value="1.25695234167022">
            <text:p>1.2569523417</text:p>
          </table:table-cell>
          <table:table-cell office:value-type="float" office:value="1.23641322318628">
            <text:p>1.2364132232</text:p>
          </table:table-cell>
          <table:table-cell office:value-type="float" office:value="1.07560714836281">
            <text:p>1.0756071484</text:p>
          </table:table-cell>
          <table:table-cell office:value-type="float" office:value="10.157525919235">
            <text:p>10.1575259192</text:p>
          </table:table-cell>
          <table:table-cell office:value-type="float" office:value="10.9791799673701">
            <text:p>10.9791799674</text:p>
          </table:table-cell>
          <table:table-cell office:value-type="float" office:value="32.8160438311562">
            <text:p>32.816043831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709">
            <text:p>5709</text:p>
          </table:table-cell>
          <table:table-cell office:value-type="float" office:value="9668">
            <text:p>9668</text:p>
          </table:table-cell>
          <table:table-cell office:value-type="float" office:value="15825">
            <text:p>15825</text:p>
          </table:table-cell>
          <table:table-cell office:value-type="float" office:value="467.875">
            <text:p>467.875</text:p>
          </table:table-cell>
          <table:table-cell office:value-type="float" office:value="787.25">
            <text:p>787.25</text:p>
          </table:table-cell>
          <table:table-cell office:value-type="float" office:value="294.875">
            <text:p>294.875</text:p>
          </table:table-cell>
          <table:table-cell office:value-type="float" office:value="0.0819539323874584">
            <text:p>0.0819539324</text:p>
          </table:table-cell>
          <table:table-cell office:value-type="float" office:value="0.0814284236657013">
            <text:p>0.0814284237</text:p>
          </table:table-cell>
          <table:table-cell office:value-type="float" office:value="0.0186334913112164">
            <text:p>0.0186334913</text:p>
          </table:table-cell>
          <table:table-cell office:value-type="float" office:value="1.30000299954229">
            <text:p>1.3000029995</text:p>
          </table:table-cell>
          <table:table-cell office:value-type="float" office:value="1.29799543566409">
            <text:p>1.2979954357</text:p>
          </table:table-cell>
          <table:table-cell office:value-type="float" office:value="1.06589774530621">
            <text:p>1.0658977453</text:p>
          </table:table-cell>
          <table:table-cell office:value-type="float" office:value="8.79979017905797">
            <text:p>8.7997901791</text:p>
          </table:table-cell>
          <table:table-cell office:value-type="float" office:value="8.85440150439364">
            <text:p>8.8544015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278">
            <text:p>6278</text:p>
          </table:table-cell>
          <table:table-cell office:value-type="float" office:value="10793">
            <text:p>10793</text:p>
          </table:table-cell>
          <table:table-cell office:value-type="float" office:value="17053">
            <text:p>17053</text:p>
          </table:table-cell>
          <table:table-cell office:value-type="float" office:value="502.25">
            <text:p>502.25</text:p>
          </table:table-cell>
          <table:table-cell office:value-type="float" office:value="888.5">
            <text:p>888.5</text:p>
          </table:table-cell>
          <table:table-cell office:value-type="float" office:value="425.75">
            <text:p>425.75</text:p>
          </table:table-cell>
          <table:table-cell office:value-type="float" office:value="0.0800015928639694">
            <text:p>0.0800015929</text:p>
          </table:table-cell>
          <table:table-cell office:value-type="float" office:value="0.0823218752895395">
            <text:p>0.0823218753</text:p>
          </table:table-cell>
          <table:table-cell office:value-type="float" office:value="0.0249662815926816">
            <text:p>0.0249662816</text:p>
          </table:table-cell>
          <table:table-cell office:value-type="float" office:value="1.29255007455101">
            <text:p>1.2925500746</text:p>
          </table:table-cell>
          <table:table-cell office:value-type="float" office:value="1.30140927016971">
            <text:p>1.3014092702</text:p>
          </table:table-cell>
          <table:table-cell office:value-type="float" office:value="1.08860368339885">
            <text:p>1.0886036834</text:p>
          </table:table-cell>
          <table:table-cell office:value-type="float" office:value="9.00629574633591">
            <text:p>9.0062957463</text:p>
          </table:table-cell>
          <table:table-cell office:value-type="float" office:value="8.76196801762477">
            <text:p>8.7619680176</text:p>
          </table:table-cell>
          <table:table-cell office:value-type="float" office:value="28.1084818403943">
            <text:p>28.10848184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136">
            <text:p>136</text:p>
          </table:table-cell>
          <table:table-cell table:number-columns-repeated="2" office:value-type="float" office:value="70">
            <text:p>70</text:p>
          </table:table-cell>
          <table:table-cell office:value-type="float" office:value="6876">
            <text:p>6876</text:p>
          </table:table-cell>
          <table:table-cell office:value-type="float" office:value="11821">
            <text:p>11821</text:p>
          </table:table-cell>
          <table:table-cell office:value-type="float" office:value="17257">
            <text:p>17257</text:p>
          </table:table-cell>
          <table:table-cell office:value-type="float" office:value="512">
            <text:p>512</text:p>
          </table:table-cell>
          <table:table-cell office:value-type="float" office:value="944.625">
            <text:p>944.625</text:p>
          </table:table-cell>
          <table:table-cell office:value-type="float" office:value="430.125">
            <text:p>430.125</text:p>
          </table:table-cell>
          <table:table-cell office:value-type="float" office:value="0.0744618964514252">
            <text:p>0.0744618965</text:p>
          </table:table-cell>
          <table:table-cell office:value-type="float" office:value="0.0799107520514339">
            <text:p>0.0799107521</text:p>
          </table:table-cell>
          <table:table-cell office:value-type="float" office:value="0.024924668250565">
            <text:p>0.0249246683</text:p>
          </table:table-cell>
          <table:table-cell office:value-type="float" office:value="1.27148400266535">
            <text:p>1.2714840027</text:p>
          </table:table-cell>
          <table:table-cell office:value-type="float" office:value="1.29220365963513">
            <text:p>1.2922036596</text:p>
          </table:table-cell>
          <table:table-cell office:value-type="float" office:value="1.08845396748828">
            <text:p>1.0884539675</text:p>
          </table:table-cell>
          <table:table-cell office:value-type="float" office:value="9.65117548888023">
            <text:p>9.6511754889</text:p>
          </table:table-cell>
          <table:table-cell office:value-type="float" office:value="9.01614984129875">
            <text:p>9.0161498413</text:p>
          </table:table-cell>
          <table:table-cell office:value-type="float" office:value="28.1548368610002">
            <text:p>28.15483686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415">
            <text:p>7415</text:p>
          </table:table-cell>
          <table:table-cell office:value-type="float" office:value="11572">
            <text:p>11572</text:p>
          </table:table-cell>
          <table:table-cell office:value-type="float" office:value="17030">
            <text:p>17030</text:p>
          </table:table-cell>
          <table:table-cell office:value-type="float" office:value="517.375">
            <text:p>517.375</text:p>
          </table:table-cell>
          <table:table-cell office:value-type="float" office:value="190">
            <text:p>190</text:p>
          </table:table-cell>
          <table:table-cell office:value-type="float" office:value="476.875">
            <text:p>476.875</text:p>
          </table:table-cell>
          <table:table-cell office:value-type="float" office:value="0.0697741065407957">
            <text:p>0.0697741065</text:p>
          </table:table-cell>
          <table:table-cell office:value-type="float" office:value="0.0164189422744556">
            <text:p>0.0164189423</text:p>
          </table:table-cell>
          <table:table-cell office:value-type="float" office:value="0.0280020551967117">
            <text:p>0.0280020552</text:p>
          </table:table-cell>
          <table:table-cell office:value-type="float" office:value="1.25375148774217">
            <text:p>1.2537514877</text:p>
          </table:table-cell>
          <table:table-cell office:value-type="float" office:value="1.0579946780248">
            <text:p>1.057994678</text:p>
          </table:table-cell>
          <table:table-cell office:value-type="float" office:value="1.09954405877516">
            <text:p>1.0995440588</text:p>
          </table:table-cell>
          <table:table-cell office:value-type="float" office:value="10.2768385712626">
            <text:p>10.2768385713</text:p>
          </table:table-cell>
          <table:table-cell office:value-type="float" office:value="0">
            <text:p>0</text:p>
          </table:table-cell>
          <table:table-cell office:value-type="float" office:value="25.0984179294947">
            <text:p>25.098417929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8128">
            <text:p>8128</text:p>
          </table:table-cell>
          <table:table-cell office:value-type="float" office:value="11832">
            <text:p>11832</text:p>
          </table:table-cell>
          <table:table-cell office:value-type="float" office:value="17167">
            <text:p>17167</text:p>
          </table:table-cell>
          <table:table-cell office:value-type="float" office:value="409">
            <text:p>409</text:p>
          </table:table-cell>
          <table:table-cell office:value-type="float" office:value="159.375">
            <text:p>159.375</text:p>
          </table:table-cell>
          <table:table-cell office:value-type="float" office:value="387.375">
            <text:p>387.375</text:p>
          </table:table-cell>
          <table:table-cell office:value-type="float" office:value="0.0503198818897638">
            <text:p>0.0503198819</text:p>
          </table:table-cell>
          <table:table-cell office:value-type="float" office:value="0.0134698275862069">
            <text:p>0.0134698276</text:p>
          </table:table-cell>
          <table:table-cell office:value-type="float" office:value="0.0225650958233821">
            <text:p>0.0225650958</text:p>
          </table:table-cell>
          <table:table-cell office:value-type="float" office:value="1.18108248402044">
            <text:p>1.181082484</text:p>
          </table:table-cell>
          <table:table-cell office:value-type="float" office:value="1.04750001161192">
            <text:p>1.0475000116</text:p>
          </table:table-cell>
          <table:table-cell office:value-type="float" office:value="1.07997583513889">
            <text:p>1.0799758351</text:p>
          </table:table-cell>
          <table:table-cell office:value-type="float" office:value="14.1185551985321">
            <text:p>14.1185551985</text:p>
          </table:table-cell>
          <table:table-cell office:value-type="float" office:value="0">
            <text:p>0</text:p>
          </table:table-cell>
          <table:table-cell office:value-type="float" office:value="31.0629552781744">
            <text:p>31.062955278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927">
            <text:p>8927</text:p>
          </table:table-cell>
          <table:table-cell office:value-type="float" office:value="12242">
            <text:p>12242</text:p>
          </table:table-cell>
          <table:table-cell office:value-type="float" office:value="18738">
            <text:p>18738</text:p>
          </table:table-cell>
          <table:table-cell office:value-type="float" office:value="414.25">
            <text:p>414.25</text:p>
          </table:table-cell>
          <table:table-cell office:value-type="float" office:value="304.25">
            <text:p>304.25</text:p>
          </table:table-cell>
          <table:table-cell office:value-type="float" office:value="279.75">
            <text:p>279.75</text:p>
          </table:table-cell>
          <table:table-cell office:value-type="float" office:value="0.0464041671334155">
            <text:p>0.0464041671</text:p>
          </table:table-cell>
          <table:table-cell office:value-type="float" office:value="0.0248529652017644">
            <text:p>0.0248529652</text:p>
          </table:table-cell>
          <table:table-cell office:value-type="float" office:value="0.0149295549151457">
            <text:p>0.0149295549</text:p>
          </table:table-cell>
          <table:table-cell office:value-type="float" office:value="1.16663514455255">
            <text:p>1.1666351446</text:p>
          </table:table-cell>
          <table:table-cell office:value-type="float" office:value="1.08819601116964">
            <text:p>1.0881960112</text:p>
          </table:table-cell>
          <table:table-cell office:value-type="float" office:value="1.05269030975854">
            <text:p>1.0526903098</text:p>
          </table:table-cell>
          <table:table-cell office:value-type="float" office:value="15.2811289330095">
            <text:p>15.281128933</text:p>
          </table:table-cell>
          <table:table-cell office:value-type="float" office:value="28.2350743553369">
            <text:p>28.2350743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9182">
            <text:p>9182</text:p>
          </table:table-cell>
          <table:table-cell office:value-type="float" office:value="12506">
            <text:p>12506</text:p>
          </table:table-cell>
          <table:table-cell office:value-type="float" office:value="19544">
            <text:p>19544</text:p>
          </table:table-cell>
          <table:table-cell office:value-type="float" office:value="45">
            <text:p>45</text:p>
          </table:table-cell>
          <table:table-cell office:value-type="float" office:value="411">
            <text:p>411</text:p>
          </table:table-cell>
          <table:table-cell office:value-type="float" office:value="131.625">
            <text:p>131.625</text:p>
          </table:table-cell>
          <table:table-cell office:value-type="float" office:value="0.00490089305162274">
            <text:p>0.0049008931</text:p>
          </table:table-cell>
          <table:table-cell office:value-type="float" office:value="0.0328642251719175">
            <text:p>0.0328642252</text:p>
          </table:table-cell>
          <table:table-cell office:value-type="float" office:value="0.00673480352026197">
            <text:p>0.0067348035</text:p>
          </table:table-cell>
          <table:table-cell office:value-type="float" office:value="1.01720020243598">
            <text:p>1.0172002024</text:p>
          </table:table-cell>
          <table:table-cell office:value-type="float" office:value="1.11714170040217">
            <text:p>1.1171417004</text:p>
          </table:table-cell>
          <table:table-cell office:value-type="float" office:value="1.02366071317469">
            <text:p>1.0236607132</text:p>
          </table:table-cell>
          <table:table-cell office:value-type="float" office:value="0">
            <text:p>0</text:p>
          </table:table-cell>
          <table:table-cell office:value-type="float" office:value="21.4359434041181">
            <text:p>21.4359434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8926">
            <text:p>8926</text:p>
          </table:table-cell>
          <table:table-cell office:value-type="float" office:value="12248">
            <text:p>12248</text:p>
          </table:table-cell>
          <table:table-cell office:value-type="float" office:value="19039">
            <text:p>19039</text:p>
          </table:table-cell>
          <table:table-cell office:value-type="float" office:value="80.25">
            <text:p>80.25</text:p>
          </table:table-cell>
          <table:table-cell office:value-type="float" office:value="209.875">
            <text:p>209.875</text:p>
          </table:table-cell>
          <table:table-cell office:value-type="float" office:value="319.625">
            <text:p>319.625</text:p>
          </table:table-cell>
          <table:table-cell office:value-type="float" office:value="0.00899058928971544">
            <text:p>0.0089905893</text:p>
          </table:table-cell>
          <table:table-cell office:value-type="float" office:value="0.0171354506858263">
            <text:p>0.0171354507</text:p>
          </table:table-cell>
          <table:table-cell office:value-type="float" office:value="0.0167879090288355">
            <text:p>0.016787909</text:p>
          </table:table-cell>
          <table:table-cell office:value-type="float" office:value="1.03162549067773">
            <text:p>1.0316254907</text:p>
          </table:table-cell>
          <table:table-cell office:value-type="float" office:value="1.060549579794">
            <text:p>1.0605495798</text:p>
          </table:table-cell>
          <table:table-cell office:value-type="float" office:value="1.05931007602446">
            <text:p>1.059310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8984">
            <text:p>8984</text:p>
          </table:table-cell>
          <table:table-cell office:value-type="float" office:value="12362">
            <text:p>12362</text:p>
          </table:table-cell>
          <table:table-cell office:value-type="float" office:value="19723">
            <text:p>19723</text:p>
          </table:table-cell>
          <table:table-cell office:value-type="float" office:value="119.625">
            <text:p>119.625</text:p>
          </table:table-cell>
          <table:table-cell office:value-type="float" office:value="340.625">
            <text:p>340.625</text:p>
          </table:table-cell>
          <table:table-cell office:value-type="float" office:value="351.125">
            <text:p>351.125</text:p>
          </table:table-cell>
          <table:table-cell office:value-type="float" office:value="0.0133153383793411">
            <text:p>0.0133153384</text:p>
          </table:table-cell>
          <table:table-cell office:value-type="float" office:value="0.0275541983497816">
            <text:p>0.0275541983</text:p>
          </table:table-cell>
          <table:table-cell office:value-type="float" office:value="0.017802819043756">
            <text:p>0.017802819</text:p>
          </table:table-cell>
          <table:table-cell office:value-type="float" office:value="1.04695118887056">
            <text:p>1.0469511889</text:p>
          </table:table-cell>
          <table:table-cell office:value-type="float" office:value="1.09792779256377">
            <text:p>1.0979277926</text:p>
          </table:table-cell>
          <table:table-cell office:value-type="float" office:value="1.06293106977032">
            <text:p>1.0629310698</text:p>
          </table:table-cell>
          <table:table-cell office:value-type="float" office:value="0">
            <text:p>0</text:p>
          </table:table-cell>
          <table:table-cell office:value-type="float" office:value="25.5007773362487">
            <text:p>25.50077733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9306">
            <text:p>9306</text:p>
          </table:table-cell>
          <table:table-cell office:value-type="float" office:value="13738">
            <text:p>13738</text:p>
          </table:table-cell>
          <table:table-cell office:value-type="float" office:value="19863">
            <text:p>19863</text:p>
          </table:table-cell>
          <table:table-cell office:value-type="float" office:value="132.5">
            <text:p>132.5</text:p>
          </table:table-cell>
          <table:table-cell office:value-type="float" office:value="64.25">
            <text:p>64.25</text:p>
          </table:table-cell>
          <table:table-cell office:value-type="float" office:value="77.75">
            <text:p>77.75</text:p>
          </table:table-cell>
          <table:table-cell office:value-type="float" office:value="0.0142381259402536">
            <text:p>0.0142381259</text:p>
          </table:table-cell>
          <table:table-cell office:value-type="float" office:value="0.00467680885136119">
            <text:p>0.0046768089</text:p>
          </table:table-cell>
          <table:table-cell office:value-type="float" office:value="0.00391431304435382">
            <text:p>0.003914313</text:p>
          </table:table-cell>
          <table:table-cell office:value-type="float" office:value="1.05023078028226">
            <text:p>1.0502307803</text:p>
          </table:table-cell>
          <table:table-cell office:value-type="float" office:value="1.01641170116019">
            <text:p>1.0164117012</text:p>
          </table:table-cell>
          <table:table-cell office:value-type="float" office:value="1.01373012647459">
            <text:p>1.01373012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9182">
            <text:p>9182</text:p>
          </table:table-cell>
          <table:table-cell office:value-type="float" office:value="13470">
            <text:p>13470</text:p>
          </table:table-cell>
          <table:table-cell office:value-type="float" office:value="18965">
            <text:p>18965</text:p>
          </table:table-cell>
          <table:table-cell office:value-type="float" office:value="45">
            <text:p>45</text:p>
          </table:table-cell>
          <table:table-cell office:value-type="float" office:value="157.25">
            <text:p>157.25</text:p>
          </table:table-cell>
          <table:table-cell office:value-type="float" office:value="269.75">
            <text:p>269.75</text:p>
          </table:table-cell>
          <table:table-cell office:value-type="float" office:value="0.00490089305162274">
            <text:p>0.0049008931</text:p>
          </table:table-cell>
          <table:table-cell office:value-type="float" office:value="0.0116740905716407">
            <text:p>0.0116740906</text:p>
          </table:table-cell>
          <table:table-cell office:value-type="float" office:value="0.01422356973372">
            <text:p>0.0142235697</text:p>
          </table:table-cell>
          <table:table-cell office:value-type="float" office:value="1.01720020243598">
            <text:p>1.0172002024</text:p>
          </table:table-cell>
          <table:table-cell office:value-type="float" office:value="1.04112643440647">
            <text:p>1.0411264344</text:p>
          </table:table-cell>
          <table:table-cell office:value-type="float" office:value="1.05017902154252">
            <text:p>1.05017902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8880">
            <text:p>8880</text:p>
          </table:table-cell>
          <table:table-cell office:value-type="float" office:value="13083">
            <text:p>13083</text:p>
          </table:table-cell>
          <table:table-cell office:value-type="float" office:value="19527">
            <text:p>19527</text:p>
          </table:table-cell>
          <table:table-cell office:value-type="float" office:value="102.25">
            <text:p>102.25</text:p>
          </table:table-cell>
          <table:table-cell office:value-type="float" office:value="131.875">
            <text:p>131.875</text:p>
          </table:table-cell>
          <table:table-cell office:value-type="float" office:value="310.25">
            <text:p>310.25</text:p>
          </table:table-cell>
          <table:table-cell office:value-type="float" office:value="0.0115146396396396">
            <text:p>0.0115146396</text:p>
          </table:table-cell>
          <table:table-cell office:value-type="float" office:value="0.0100798746464878">
            <text:p>0.0100798746</text:p>
          </table:table-cell>
          <table:table-cell office:value-type="float" office:value="0.0158882572847852">
            <text:p>0.0158882573</text:p>
          </table:table-cell>
          <table:table-cell office:value-type="float" office:value="1.04056110911376">
            <text:p>1.0405611091</text:p>
          </table:table-cell>
          <table:table-cell office:value-type="float" office:value="1.03547870485357">
            <text:p>1.0354787049</text:p>
          </table:table-cell>
          <table:table-cell office:value-type="float" office:value="1.05610367646706">
            <text:p>1.0561036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3651">
            <text:p>13651</text:p>
          </table:table-cell>
          <table:table-cell office:value-type="float" office:value="19797">
            <text:p>19797</text:p>
          </table:table-cell>
          <table:table-cell office:value-type="float" office:value="186.75">
            <text:p>186.75</text:p>
          </table:table-cell>
          <table:table-cell office:value-type="float" office:value="162.125">
            <text:p>162.125</text:p>
          </table:table-cell>
          <table:table-cell office:value-type="float" office:value="319.125">
            <text:p>319.125</text:p>
          </table:table-cell>
          <table:table-cell office:value-type="float" office:value="0.0199604531851218">
            <text:p>0.0199604532</text:p>
          </table:table-cell>
          <table:table-cell office:value-type="float" office:value="0.0118764193099407">
            <text:p>0.0118764193</text:p>
          </table:table-cell>
          <table:table-cell office:value-type="float" office:value="0.0161198666464616">
            <text:p>0.0161198666</text:p>
          </table:table-cell>
          <table:table-cell office:value-type="float" office:value="1.07064248874298">
            <text:p>1.0706424887</text:p>
          </table:table-cell>
          <table:table-cell office:value-type="float" office:value="1.04184392428262">
            <text:p>1.0418439243</text:p>
          </table:table-cell>
          <table:table-cell office:value-type="float" office:value="1.05692883945999">
            <text:p>1.0569288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0271">
            <text:p>10271</text:p>
          </table:table-cell>
          <table:table-cell office:value-type="float" office:value="13636">
            <text:p>13636</text:p>
          </table:table-cell>
          <table:table-cell office:value-type="float" office:value="20142">
            <text:p>20142</text:p>
          </table:table-cell>
          <table:table-cell office:value-type="float" office:value="145.25">
            <text:p>145.25</text:p>
          </table:table-cell>
          <table:table-cell office:value-type="float" office:value="118.75">
            <text:p>118.75</text:p>
          </table:table-cell>
          <table:table-cell office:value-type="float" office:value="268.5">
            <text:p>268.5</text:p>
          </table:table-cell>
          <table:table-cell office:value-type="float" office:value="0.0141417583487489">
            <text:p>0.0141417583</text:p>
          </table:table-cell>
          <table:table-cell office:value-type="float" office:value="0.00870856556174831">
            <text:p>0.0087085656</text:p>
          </table:table-cell>
          <table:table-cell office:value-type="float" office:value="0.0133303544831695">
            <text:p>0.0133303545</text:p>
          </table:table-cell>
          <table:table-cell office:value-type="float" office:value="1.04988813330584">
            <text:p>1.0498881333</text:p>
          </table:table-cell>
          <table:table-cell office:value-type="float" office:value="1.03062862412984">
            <text:p>1.0306286241</text:p>
          </table:table-cell>
          <table:table-cell office:value-type="float" office:value="1.04700452945836">
            <text:p>1.04700452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472">
            <text:p>13472</text:p>
          </table:table-cell>
          <table:table-cell office:value-type="float" office:value="19839">
            <text:p>19839</text:p>
          </table:table-cell>
          <table:table-cell office:value-type="float" office:value="24.375">
            <text:p>24.375</text:p>
          </table:table-cell>
          <table:table-cell office:value-type="float" office:value="152.875">
            <text:p>152.875</text:p>
          </table:table-cell>
          <table:table-cell office:value-type="float" office:value="444.375">
            <text:p>444.375</text:p>
          </table:table-cell>
          <table:table-cell office:value-type="float" office:value="0.00236880466472303">
            <text:p>0.0023688047</text:p>
          </table:table-cell>
          <table:table-cell office:value-type="float" office:value="0.0113476098574822">
            <text:p>0.0113476099</text:p>
          </table:table-cell>
          <table:table-cell office:value-type="float" office:value="0.0223990624527446">
            <text:p>0.0223990625</text:p>
          </table:table-cell>
          <table:table-cell office:value-type="float" office:value="1.00830181434819">
            <text:p>1.0083018143</text:p>
          </table:table-cell>
          <table:table-cell office:value-type="float" office:value="1.03996902027016">
            <text:p>1.0399690203</text:p>
          </table:table-cell>
          <table:table-cell office:value-type="float" office:value="1.07938008586218">
            <text:p>1.0793800859</text:p>
          </table:table-cell>
          <table:table-cell table:number-columns-repeated="2" office:value-type="float" office:value="0">
            <text:p>0</text:p>
          </table:table-cell>
          <table:table-cell office:value-type="float" office:value="31.2906598299813">
            <text:p>31.2906598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9912">
            <text:p>9912</text:p>
          </table:table-cell>
          <table:table-cell office:value-type="float" office:value="13326">
            <text:p>13326</text:p>
          </table:table-cell>
          <table:table-cell office:value-type="float" office:value="20875">
            <text:p>20875</text:p>
          </table:table-cell>
          <table:table-cell office:value-type="float" office:value="145.875">
            <text:p>145.875</text:p>
          </table:table-cell>
          <table:table-cell office:value-type="float" office:value="166">
            <text:p>166</text:p>
          </table:table-cell>
          <table:table-cell office:value-type="float" office:value="632.125">
            <text:p>632.125</text:p>
          </table:table-cell>
          <table:table-cell office:value-type="float" office:value="0.01471700968523">
            <text:p>0.0147170097</text:p>
          </table:table-cell>
          <table:table-cell office:value-type="float" office:value="0.0124568512681975">
            <text:p>0.0124568513</text:p>
          </table:table-cell>
          <table:table-cell office:value-type="float" office:value="0.0302814371257485">
            <text:p>0.0302814371</text:p>
          </table:table-cell>
          <table:table-cell office:value-type="float" office:value="1.05193405103149">
            <text:p>1.051934051</text:p>
          </table:table-cell>
          <table:table-cell office:value-type="float" office:value="1.04390311879999">
            <text:p>1.0439031188</text:p>
          </table:table-cell>
          <table:table-cell office:value-type="float" office:value="1.10778228219155">
            <text:p>1.10778228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235018368122">
            <text:p>23.235018368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363">
            <text:p>363</text:p>
          </table:table-cell>
          <table:table-cell office:value-type="float" office:value="10424">
            <text:p>10424</text:p>
          </table:table-cell>
          <table:table-cell office:value-type="float" office:value="13860">
            <text:p>13860</text:p>
          </table:table-cell>
          <table:table-cell office:value-type="float" office:value="21376">
            <text:p>21376</text:p>
          </table:table-cell>
          <table:table-cell office:value-type="float" office:value="126.25">
            <text:p>126.25</text:p>
          </table:table-cell>
          <table:table-cell office:value-type="float" office:value="190.875">
            <text:p>190.875</text:p>
          </table:table-cell>
          <table:table-cell office:value-type="float" office:value="781.25">
            <text:p>781.25</text:p>
          </table:table-cell>
          <table:table-cell office:value-type="float" office:value="0.0121114735226401">
            <text:p>0.0121114735</text:p>
          </table:table-cell>
          <table:table-cell office:value-type="float" office:value="0.013771645021645">
            <text:p>0.013771645</text:p>
          </table:table-cell>
          <table:table-cell office:value-type="float" office:value="0.036547997754491">
            <text:p>0.0365479978</text:p>
          </table:table-cell>
          <table:table-cell office:value-type="float" office:value="1.04267766539938">
            <text:p>1.0426776654</text:p>
          </table:table-cell>
          <table:table-cell office:value-type="float" office:value="1.0485724876607">
            <text:p>1.0485724877</text:p>
          </table:table-cell>
          <table:table-cell office:value-type="float" office:value="1.13053607417485">
            <text:p>1.1305360742</text:p>
          </table:table-cell>
          <table:table-cell table:number-columns-repeated="2" office:value-type="float" office:value="0">
            <text:p>0</text:p>
          </table:table-cell>
          <table:table-cell office:value-type="float" office:value="19.3098942913994">
            <text:p>19.309894291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86">
            <text:p>386</text:p>
          </table:table-cell>
          <table:table-cell office:value-type="float" office:value="10490">
            <text:p>10490</text:p>
          </table:table-cell>
          <table:table-cell office:value-type="float" office:value="14308">
            <text:p>14308</text:p>
          </table:table-cell>
          <table:table-cell office:value-type="float" office:value="21321">
            <text:p>21321</text:p>
          </table:table-cell>
          <table:table-cell office:value-type="float" office:value="25.125">
            <text:p>25.125</text:p>
          </table:table-cell>
          <table:table-cell office:value-type="float" office:value="195.75">
            <text:p>195.75</text:p>
          </table:table-cell>
          <table:table-cell office:value-type="float" office:value="1036.125">
            <text:p>1036.125</text:p>
          </table:table-cell>
          <table:table-cell office:value-type="float" office:value="0.00239513822688275">
            <text:p>0.0023951382</text:p>
          </table:table-cell>
          <table:table-cell office:value-type="float" office:value="0.0136811573944646">
            <text:p>0.0136811574</text:p>
          </table:table-cell>
          <table:table-cell office:value-type="float" office:value="0.0485964542000844">
            <text:p>0.0485964542</text:p>
          </table:table-cell>
          <table:table-cell office:value-type="float" office:value="1.00839422770086">
            <text:p>1.0083942277</text:p>
          </table:table-cell>
          <table:table-cell office:value-type="float" office:value="1.04825091205322">
            <text:p>1.0482509121</text:p>
          </table:table-cell>
          <table:table-cell office:value-type="float" office:value="1.1747163558075">
            <text:p>1.1747163558</text:p>
          </table:table-cell>
          <table:table-cell table:number-columns-repeated="2" office:value-type="float" office:value="0">
            <text:p>0</text:p>
          </table:table-cell>
          <table:table-cell office:value-type="float" office:value="14.607161027626">
            <text:p>14.607161027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880">
            <text:p>9880</text:p>
          </table:table-cell>
          <table:table-cell office:value-type="float" office:value="14224">
            <text:p>14224</text:p>
          </table:table-cell>
          <table:table-cell office:value-type="float" office:value="22035">
            <text:p>22035</text:p>
          </table:table-cell>
          <table:table-cell office:value-type="float" office:value="30">
            <text:p>30</text:p>
          </table:table-cell>
          <table:table-cell office:value-type="float" office:value="331.25">
            <text:p>331.25</text:p>
          </table:table-cell>
          <table:table-cell office:value-type="float" office:value="1212.25">
            <text:p>1212.25</text:p>
          </table:table-cell>
          <table:table-cell office:value-type="float" office:value="0.00303643724696356">
            <text:p>0.0030364372</text:p>
          </table:table-cell>
          <table:table-cell office:value-type="float" office:value="0.0232881046119235">
            <text:p>0.0232881046</text:p>
          </table:table-cell>
          <table:table-cell office:value-type="float" office:value="0.0550147492625369">
            <text:p>0.0550147493</text:p>
          </table:table-cell>
          <table:table-cell office:value-type="float" office:value="1.01064560146864">
            <text:p>1.0106456015</text:p>
          </table:table-cell>
          <table:table-cell office:value-type="float" office:value="1.08257134434191">
            <text:p>1.0825713443</text:p>
          </table:table-cell>
          <table:table-cell office:value-type="float" office:value="1.19848380278626">
            <text:p>1.1984838028</text:p>
          </table:table-cell>
          <table:table-cell office:value-type="float" office:value="0">
            <text:p>0</text:p>
          </table:table-cell>
          <table:table-cell office:value-type="float" office:value="30.1092453508358">
            <text:p>30.1092453508</text:p>
          </table:table-cell>
          <table:table-cell office:value-type="float" office:value="12.9427775713075">
            <text:p>12.94277757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4792">
            <text:p>14792</text:p>
          </table:table-cell>
          <table:table-cell office:value-type="float" office:value="24593">
            <text:p>24593</text:p>
          </table:table-cell>
          <table:table-cell office:value-type="float" office:value="98.5">
            <text:p>98.5</text:p>
          </table:table-cell>
          <table:table-cell office:value-type="float" office:value="576.625">
            <text:p>576.625</text:p>
          </table:table-cell>
          <table:table-cell office:value-type="float" office:value="1299.625">
            <text:p>1299.625</text:p>
          </table:table-cell>
          <table:table-cell office:value-type="float" office:value="0.00998378268801946">
            <text:p>0.0099837827</text:p>
          </table:table-cell>
          <table:table-cell office:value-type="float" office:value="0.0389822201189832">
            <text:p>0.0389822201</text:p>
          </table:table-cell>
          <table:table-cell office:value-type="float" office:value="0.0528453218395478">
            <text:p>0.0528453218</text:p>
          </table:table-cell>
          <table:table-cell office:value-type="float" office:value="1.03513860420492">
            <text:p>1.0351386042</text:p>
          </table:table-cell>
          <table:table-cell office:value-type="float" office:value="1.13941621284783">
            <text:p>1.1394162128</text:p>
          </table:table-cell>
          <table:table-cell office:value-type="float" office:value="1.19043217739746">
            <text:p>1.1904321774</text:p>
          </table:table-cell>
          <table:table-cell office:value-type="float" office:value="0">
            <text:p>0</text:p>
          </table:table-cell>
          <table:table-cell office:value-type="float" office:value="18.1254756610916">
            <text:p>18.1254756611</text:p>
          </table:table-cell>
          <table:table-cell office:value-type="float" office:value="13.4601278769309">
            <text:p>13.460127876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309">
            <text:p>15309</text:p>
          </table:table-cell>
          <table:table-cell office:value-type="float" office:value="26047">
            <text:p>26047</text:p>
          </table:table-cell>
          <table:table-cell office:value-type="float" office:value="121.625">
            <text:p>121.625</text:p>
          </table:table-cell>
          <table:table-cell office:value-type="float" office:value="640.25">
            <text:p>640.25</text:p>
          </table:table-cell>
          <table:table-cell office:value-type="float" office:value="1368.875">
            <text:p>1368.875</text:p>
          </table:table-cell>
          <table:table-cell office:value-type="float" office:value="0.0117172447013487">
            <text:p>0.0117172447</text:p>
          </table:table-cell>
          <table:table-cell office:value-type="float" office:value="0.0418218041674832">
            <text:p>0.0418218042</text:p>
          </table:table-cell>
          <table:table-cell office:value-type="float" office:value="0.0525540369332361">
            <text:p>0.0525540369</text:p>
          </table:table-cell>
          <table:table-cell office:value-type="float" office:value="1.04127945234857">
            <text:p>1.0412794523</text:p>
          </table:table-cell>
          <table:table-cell office:value-type="float" office:value="1.14980447866168">
            <text:p>1.1498044787</text:p>
          </table:table-cell>
          <table:table-cell office:value-type="float" office:value="1.18935250579037">
            <text:p>1.1893525058</text:p>
          </table:table-cell>
          <table:table-cell office:value-type="float" office:value="0">
            <text:p>0</text:p>
          </table:table-cell>
          <table:table-cell office:value-type="float" office:value="16.9180301014819">
            <text:p>16.9180301015</text:p>
          </table:table-cell>
          <table:table-cell office:value-type="float" office:value="13.5328432555342">
            <text:p>13.532843255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789">
            <text:p>10789</text:p>
          </table:table-cell>
          <table:table-cell office:value-type="float" office:value="16358">
            <text:p>16358</text:p>
          </table:table-cell>
          <table:table-cell office:value-type="float" office:value="28431">
            <text:p>28431</text:p>
          </table:table-cell>
          <table:table-cell office:value-type="float" office:value="157.125">
            <text:p>157.125</text:p>
          </table:table-cell>
          <table:table-cell office:value-type="float" office:value="911">
            <text:p>911</text:p>
          </table:table-cell>
          <table:table-cell office:value-type="float" office:value="1506">
            <text:p>1506</text:p>
          </table:table-cell>
          <table:table-cell office:value-type="float" office:value="0.0145634442487719">
            <text:p>0.0145634442</text:p>
          </table:table-cell>
          <table:table-cell office:value-type="float" office:value="0.0556914048172148">
            <text:p>0.0556914048</text:p>
          </table:table-cell>
          <table:table-cell office:value-type="float" office:value="0.0529703492666456">
            <text:p>0.0529703493</text:p>
          </table:table-cell>
          <table:table-cell office:value-type="float" office:value="1.05138775893114">
            <text:p>1.0513877589</text:p>
          </table:table-cell>
          <table:table-cell office:value-type="float" office:value="1.20099892069846">
            <text:p>1.2009989207</text:p>
          </table:table-cell>
          <table:table-cell office:value-type="float" office:value="1.19089570392006">
            <text:p>1.1908957039</text:p>
          </table:table-cell>
          <table:table-cell office:value-type="float" office:value="0">
            <text:p>0</text:p>
          </table:table-cell>
          <table:table-cell office:value-type="float" office:value="12.7896579515838">
            <text:p>12.7896579516</text:p>
          </table:table-cell>
          <table:table-cell office:value-type="float" office:value="13.4291617018449">
            <text:p>13.429161701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7294">
            <text:p>17294</text:p>
          </table:table-cell>
          <table:table-cell office:value-type="float" office:value="29330">
            <text:p>29330</text:p>
          </table:table-cell>
          <table:table-cell office:value-type="float" office:value="230">
            <text:p>230</text:p>
          </table:table-cell>
          <table:table-cell office:value-type="float" office:value="894.75">
            <text:p>894.75</text:p>
          </table:table-cell>
          <table:table-cell office:value-type="float" office:value="1703.25">
            <text:p>1703.25</text:p>
          </table:table-cell>
          <table:table-cell office:value-type="float" office:value="0.021455223880597">
            <text:p>0.0214552239</text:p>
          </table:table-cell>
          <table:table-cell office:value-type="float" office:value="0.0517375968544004">
            <text:p>0.0517375969</text:p>
          </table:table-cell>
          <table:table-cell office:value-type="float" office:value="0.058071939993181">
            <text:p>0.05807194</text:p>
          </table:table-cell>
          <table:table-cell office:value-type="float" office:value="1.07599552378035">
            <text:p>1.0759955238</text:p>
          </table:table-cell>
          <table:table-cell office:value-type="float" office:value="1.18632807568981">
            <text:p>1.1863280757</text:p>
          </table:table-cell>
          <table:table-cell office:value-type="float" office:value="1.20986159639669">
            <text:p>1.2098615964</text:p>
          </table:table-cell>
          <table:table-cell office:value-type="float" office:value="32.6520333856436">
            <text:p>32.6520333856</text:p>
          </table:table-cell>
          <table:table-cell office:value-type="float" office:value="13.7410193938359">
            <text:p>13.7410193938</text:p>
          </table:table-cell>
          <table:table-cell office:value-type="float" office:value="12.2793218728706">
            <text:p>12.279321872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8103">
            <text:p>18103</text:p>
          </table:table-cell>
          <table:table-cell office:value-type="float" office:value="31177">
            <text:p>31177</text:p>
          </table:table-cell>
          <table:table-cell office:value-type="float" office:value="410.5">
            <text:p>410.5</text:p>
          </table:table-cell>
          <table:table-cell office:value-type="float" office:value="856.625">
            <text:p>856.625</text:p>
          </table:table-cell>
          <table:table-cell office:value-type="float" office:value="1403.625">
            <text:p>1403.625</text:p>
          </table:table-cell>
          <table:table-cell office:value-type="float" office:value="0.0371224452884789">
            <text:p>0.0371224453</text:p>
          </table:table-cell>
          <table:table-cell office:value-type="float" office:value="0.0473195050544109">
            <text:p>0.0473195051</text:p>
          </table:table-cell>
          <table:table-cell office:value-type="float" office:value="0.0450211694518395">
            <text:p>0.0450211695</text:p>
          </table:table-cell>
          <table:table-cell office:value-type="float" office:value="1.1326295873603">
            <text:p>1.1326295874</text:p>
          </table:table-cell>
          <table:table-cell office:value-type="float" office:value="1.17000697338528">
            <text:p>1.1700069734</text:p>
          </table:table-cell>
          <table:table-cell office:value-type="float" office:value="1.16154682825111">
            <text:p>1.1615468283</text:p>
          </table:table-cell>
          <table:table-cell office:value-type="float" office:value="19.0163842136955">
            <text:p>19.0163842137</text:p>
          </table:table-cell>
          <table:table-cell office:value-type="float" office:value="14.9921370547337">
            <text:p>14.9921370547</text:p>
          </table:table-cell>
          <table:table-cell office:value-type="float" office:value="15.7400578782282">
            <text:p>15.740057878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11499">
            <text:p>11499</text:p>
          </table:table-cell>
          <table:table-cell office:value-type="float" office:value="18968">
            <text:p>18968</text:p>
          </table:table-cell>
          <table:table-cell office:value-type="float" office:value="32327">
            <text:p>32327</text:p>
          </table:table-cell>
          <table:table-cell office:value-type="float" office:value="424.875">
            <text:p>424.875</text:p>
          </table:table-cell>
          <table:table-cell office:value-type="float" office:value="953.625">
            <text:p>953.625</text:p>
          </table:table-cell>
          <table:table-cell office:value-type="float" office:value="979.625">
            <text:p>979.625</text:p>
          </table:table-cell>
          <table:table-cell office:value-type="float" office:value="0.036948865118706">
            <text:p>0.0369488651</text:p>
          </table:table-cell>
          <table:table-cell office:value-type="float" office:value="0.0502754639392661">
            <text:p>0.0502754639</text:p>
          </table:table-cell>
          <table:table-cell office:value-type="float" office:value="0.0303036161722399">
            <text:p>0.0303036162</text:p>
          </table:table-cell>
          <table:table-cell office:value-type="float" office:value="1.13199685643725">
            <text:p>1.1319968564</text:p>
          </table:table-cell>
          <table:table-cell office:value-type="float" office:value="1.18091826344508">
            <text:p>1.1809182634</text:p>
          </table:table-cell>
          <table:table-cell office:value-type="float" office:value="1.10786254254294">
            <text:p>1.1078625425</text:p>
          </table:table-cell>
          <table:table-cell office:value-type="float" office:value="19.1041117135883">
            <text:p>19.1041117136</text:p>
          </table:table-cell>
          <table:table-cell office:value-type="float" office:value="14.1307275765601">
            <text:p>14.1307275766</text:p>
          </table:table-cell>
          <table:table-cell office:value-type="float" office:value="23.2182639393856">
            <text:p>23.218263939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386">
            <text:p>19386</text:p>
          </table:table-cell>
          <table:table-cell office:value-type="float" office:value="33369">
            <text:p>33369</text:p>
          </table:table-cell>
          <table:table-cell office:value-type="float" office:value="494.625">
            <text:p>494.625</text:p>
          </table:table-cell>
          <table:table-cell office:value-type="float" office:value="894.75">
            <text:p>894.75</text:p>
          </table:table-cell>
          <table:table-cell office:value-type="float" office:value="493.25">
            <text:p>493.25</text:p>
          </table:table-cell>
          <table:table-cell office:value-type="float" office:value="0.0440057829181495">
            <text:p>0.0440057829</text:p>
          </table:table-cell>
          <table:table-cell office:value-type="float" office:value="0.0461544413494274">
            <text:p>0.0461544413</text:p>
          </table:table-cell>
          <table:table-cell office:value-type="float" office:value="0.0147816835985496">
            <text:p>0.0147816836</text:p>
          </table:table-cell>
          <table:table-cell office:value-type="float" office:value="1.15781579771679">
            <text:p>1.1578157977</text:p>
          </table:table-cell>
          <table:table-cell office:value-type="float" office:value="1.1657158003373">
            <text:p>1.1657158003</text:p>
          </table:table-cell>
          <table:table-cell office:value-type="float" office:value="1.05216414900814">
            <text:p>1.052164149</text:p>
          </table:table-cell>
          <table:table-cell office:value-type="float" office:value="16.0953609569061">
            <text:p>16.0953609569</text:p>
          </table:table-cell>
          <table:table-cell office:value-type="float" office:value="15.3619626288103">
            <text:p>15.3619626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594">
            <text:p>20594</text:p>
          </table:table-cell>
          <table:table-cell office:value-type="float" office:value="35661">
            <text:p>35661</text:p>
          </table:table-cell>
          <table:table-cell office:value-type="float" office:value="592.5">
            <text:p>592.5</text:p>
          </table:table-cell>
          <table:table-cell office:value-type="float" office:value="117.25">
            <text:p>117.25</text:p>
          </table:table-cell>
          <table:table-cell office:value-type="float" office:value="243.875">
            <text:p>243.875</text:p>
          </table:table-cell>
          <table:table-cell office:value-type="float" office:value="0.0505546075085324">
            <text:p>0.0505546075</text:p>
          </table:table-cell>
          <table:table-cell office:value-type="float" office:value="0.00569340584636302">
            <text:p>0.0056934058</text:p>
          </table:table-cell>
          <table:table-cell office:value-type="float" office:value="0.00683870334539132">
            <text:p>0.0068387033</text:p>
          </table:table-cell>
          <table:table-cell office:value-type="float" office:value="1.18195043222693">
            <text:p>1.1819504322</text:p>
          </table:table-cell>
          <table:table-cell office:value-type="float" office:value="1.01999045360773">
            <text:p>1.0199904536</text:p>
          </table:table-cell>
          <table:table-cell office:value-type="float" office:value="1.02402712672122">
            <text:p>1.0240271267</text:p>
          </table:table-cell>
          <table:table-cell office:value-type="float" office:value="14.054585659031">
            <text:p>14.0545856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1817">
            <text:p>21817</text:p>
          </table:table-cell>
          <table:table-cell office:value-type="float" office:value="35822">
            <text:p>35822</text:p>
          </table:table-cell>
          <table:table-cell office:value-type="float" office:value="647">
            <text:p>647</text:p>
          </table:table-cell>
          <table:table-cell office:value-type="float" office:value="1055.375">
            <text:p>1055.375</text:p>
          </table:table-cell>
          <table:table-cell office:value-type="float" office:value="-66">
            <text:p>-66</text:p>
          </table:table-cell>
          <table:table-cell office:value-type="float" office:value="0.0492015209125475">
            <text:p>0.0492015209</text:p>
          </table:table-cell>
          <table:table-cell office:value-type="float" office:value="0.0483739744236146">
            <text:p>0.0483739744</text:p>
          </table:table-cell>
          <table:table-cell office:value-type="float" office:value="-0.00184244319133493">
            <text:p>-0.0018424432</text:p>
          </table:table-cell>
          <table:table-cell office:value-type="float" office:value="1.17695007092773">
            <text:p>1.1769500709</text:p>
          </table:table-cell>
          <table:table-cell office:value-type="float" office:value="1.17389539162966">
            <text:p>1.1738953916</text:p>
          </table:table-cell>
          <table:table-cell office:value-type="float" office:value="0.993558102240278">
            <text:p>0.9935581022</text:p>
          </table:table-cell>
          <table:table-cell office:value-type="float" office:value="14.4317212394761">
            <text:p>14.4317212395</text:p>
          </table:table-cell>
          <table:table-cell office:value-type="float" office:value="14.6727726497317">
            <text:p>14.6727726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22668">
            <text:p>22668</text:p>
          </table:table-cell>
          <table:table-cell office:value-type="float" office:value="33884">
            <text:p>33884</text:p>
          </table:table-cell>
          <table:table-cell office:value-type="float" office:value="645.125">
            <text:p>645.125</text:p>
          </table:table-cell>
          <table:table-cell office:value-type="float" office:value="660.125">
            <text:p>660.125</text:p>
          </table:table-cell>
          <table:table-cell office:value-type="float" office:value="-234.125">
            <text:p>-234.125</text:p>
          </table:table-cell>
          <table:table-cell office:value-type="float" office:value="0.0468194353726686">
            <text:p>0.0468194354</text:p>
          </table:table-cell>
          <table:table-cell office:value-type="float" office:value="0.0291214487383095">
            <text:p>0.0291214487</text:p>
          </table:table-cell>
          <table:table-cell office:value-type="float" office:value="-0.0069096033526148">
            <text:p>-0.0069096034</text:p>
          </table:table-cell>
          <table:table-cell office:value-type="float" office:value="1.16816446048043">
            <text:p>1.1681644605</text:p>
          </table:table-cell>
          <table:table-cell office:value-type="float" office:value="1.10358726578625">
            <text:p>1.1035872658</text:p>
          </table:table-cell>
          <table:table-cell office:value-type="float" office:value="0.975909963798089">
            <text:p>0.9759099638</text:p>
          </table:table-cell>
          <table:table-cell office:value-type="float" office:value="15.1486197010553">
            <text:p>15.1486197011</text:p>
          </table:table-cell>
          <table:table-cell office:value-type="float" office:value="24.1468625584618">
            <text:p>24.1468625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90">
            <text:p>14790</text:p>
          </table:table-cell>
          <table:table-cell office:value-type="float" office:value="22991">
            <text:p>22991</text:p>
          </table:table-cell>
          <table:table-cell office:value-type="float" office:value="32611">
            <text:p>32611</text:p>
          </table:table-cell>
          <table:table-cell office:value-type="float" office:value="757.75">
            <text:p>757.75</text:p>
          </table:table-cell>
          <table:table-cell office:value-type="float" office:value="-90">
            <text:p>-90</text:p>
          </table:table-cell>
          <table:table-cell office:value-type="float" office:value="546.5">
            <text:p>546.5</text:p>
          </table:table-cell>
          <table:table-cell office:value-type="float" office:value="0.0512339418526031">
            <text:p>0.0512339419</text:p>
          </table:table-cell>
          <table:table-cell office:value-type="float" office:value="-0.00391457526858336">
            <text:p>-0.0039145753</text:p>
          </table:table-cell>
          <table:table-cell office:value-type="float" office:value="0.0167581490907976">
            <text:p>0.0167581491</text:p>
          </table:table-cell>
          <table:table-cell office:value-type="float" office:value="1.18446363340771">
            <text:p>1.1844636334</text:p>
          </table:table-cell>
          <table:table-cell office:value-type="float" office:value="0.986329021403044">
            <text:p>0.9863290214</text:p>
          </table:table-cell>
          <table:table-cell office:value-type="float" office:value="1.05920395951725">
            <text:p>1.0592039595</text:p>
          </table:table-cell>
          <table:table-cell office:value-type="float" office:value="13.8727497309555">
            <text:p>13.8727497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460">
            <text:p>15460</text:p>
          </table:table-cell>
          <table:table-cell office:value-type="float" office:value="22484">
            <text:p>22484</text:p>
          </table:table-cell>
          <table:table-cell office:value-type="float" office:value="34271">
            <text:p>34271</text:p>
          </table:table-cell>
          <table:table-cell office:value-type="float" office:value="818.125">
            <text:p>818.125</text:p>
          </table:table-cell>
          <table:table-cell office:value-type="float" office:value="-478.375">
            <text:p>-478.375</text:p>
          </table:table-cell>
          <table:table-cell office:value-type="float" office:value="130.25">
            <text:p>130.25</text:p>
          </table:table-cell>
          <table:table-cell office:value-type="float" office:value="0.0529188227684347">
            <text:p>0.0529188228</text:p>
          </table:table-cell>
          <table:table-cell office:value-type="float" office:value="-0.0212762408824053">
            <text:p>-0.0212762409</text:p>
          </table:table-cell>
          <table:table-cell office:value-type="float" office:value="0.00380058941962592">
            <text:p>0.0038005894</text:p>
          </table:table-cell>
          <table:table-cell office:value-type="float" office:value="1.19070466722379">
            <text:p>1.1907046672</text:p>
          </table:table-cell>
          <table:table-cell office:value-type="float" office:value="0.92642040662671">
            <text:p>0.9264204066</text:p>
          </table:table-cell>
          <table:table-cell office:value-type="float" office:value="1.01333037414937">
            <text:p>1.0133303741</text:p>
          </table:table-cell>
          <table:table-cell office:value-type="float" office:value="13.4419058086535">
            <text:p>13.4419058087</text:p>
          </table:table-cell>
          <table:table-cell office:value-type="float" office:value="-32.2306450401672">
            <text:p>-32.2306450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6234">
            <text:p>16234</text:p>
          </table:table-cell>
          <table:table-cell office:value-type="float" office:value="22214">
            <text:p>22214</text:p>
          </table:table-cell>
          <table:table-cell office:value-type="float" office:value="34740">
            <text:p>34740</text:p>
          </table:table-cell>
          <table:table-cell office:value-type="float" office:value="685">
            <text:p>685</text:p>
          </table:table-cell>
          <table:table-cell office:value-type="float" office:value="-904.625">
            <text:p>-904.625</text:p>
          </table:table-cell>
          <table:table-cell office:value-type="float" office:value="-114.75">
            <text:p>-114.75</text:p>
          </table:table-cell>
          <table:table-cell office:value-type="float" office:value="0.0421953923863496">
            <text:p>0.0421953924</text:p>
          </table:table-cell>
          <table:table-cell office:value-type="float" office:value="-0.0407231925812551">
            <text:p>-0.0407231926</text:p>
          </table:table-cell>
          <table:table-cell office:value-type="float" office:value="-0.00330310880829016">
            <text:p>-0.0033031088</text:p>
          </table:table-cell>
          <table:table-cell office:value-type="float" office:value="1.15117355758395">
            <text:p>1.1511735576</text:p>
          </table:table-cell>
          <table:table-cell office:value-type="float" office:value="0.860719247657067">
            <text:p>0.8607192477</text:p>
          </table:table-cell>
          <table:table-cell office:value-type="float" office:value="0.988460503805471">
            <text:p>0.9884605038</text:p>
          </table:table-cell>
          <table:table-cell office:value-type="float" office:value="16.7712686084553">
            <text:p>16.7712686085</text:p>
          </table:table-cell>
          <table:table-cell office:value-type="float" office:value="-16.6719689811135">
            <text:p>-16.67196898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6660">
            <text:p>16660</text:p>
          </table:table-cell>
          <table:table-cell office:value-type="float" office:value="22565">
            <text:p>22565</text:p>
          </table:table-cell>
          <table:table-cell office:value-type="float" office:value="33074">
            <text:p>33074</text:p>
          </table:table-cell>
          <table:table-cell office:value-type="float" office:value="484.125">
            <text:p>484.125</text:p>
          </table:table-cell>
          <table:table-cell office:value-type="float" office:value="-1000">
            <text:p>-1000</text:p>
          </table:table-cell>
          <table:table-cell office:value-type="float" office:value="-165.875">
            <text:p>-165.875</text:p>
          </table:table-cell>
          <table:table-cell office:value-type="float" office:value="0.0290591236494598">
            <text:p>0.0290591236</text:p>
          </table:table-cell>
          <table:table-cell office:value-type="float" office:value="-0.0443164192333259">
            <text:p>-0.0443164192</text:p>
          </table:table-cell>
          <table:table-cell office:value-type="float" office:value="-0.0050152687911955">
            <text:p>-0.0050152688</text:p>
          </table:table-cell>
          <table:table-cell office:value-type="float" office:value="1.10336202080097">
            <text:p>1.1033620208</text:p>
          </table:table-cell>
          <table:table-cell office:value-type="float" office:value="0.84874186491014">
            <text:p>0.8487418649</text:p>
          </table:table-cell>
          <table:table-cell office:value-type="float" office:value="0.98249585895607">
            <text:p>0.982495859</text:p>
          </table:table-cell>
          <table:table-cell office:value-type="float" office:value="24.1979157194049">
            <text:p>24.1979157194</text:p>
          </table:table-cell>
          <table:table-cell office:value-type="float" office:value="-15.2916743574734">
            <text:p>-15.2916743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7086">
            <text:p>17086</text:p>
          </table:table-cell>
          <table:table-cell office:value-type="float" office:value="22982">
            <text:p>22982</text:p>
          </table:table-cell>
          <table:table-cell office:value-type="float" office:value="32523">
            <text:p>32523</text:p>
          </table:table-cell>
          <table:table-cell office:value-type="float" office:value="-87">
            <text:p>-87</text:p>
          </table:table-cell>
          <table:table-cell office:value-type="float" office:value="327.25">
            <text:p>327.25</text:p>
          </table:table-cell>
          <table:table-cell office:value-type="float" office:value="-1024.625">
            <text:p>-1024.625</text:p>
          </table:table-cell>
          <table:table-cell office:value-type="float" office:value="-0.0050918880955168">
            <text:p>-0.0050918881</text:p>
          </table:table-cell>
          <table:table-cell office:value-type="float" office:value="0.0142394047515447">
            <text:p>0.0142394048</text:p>
          </table:table-cell>
          <table:table-cell office:value-type="float" office:value="-0.0315046274943886">
            <text:p>-0.0315046275</text:p>
          </table:table-cell>
          <table:table-cell office:value-type="float" office:value="0.982229209221471">
            <text:p>0.9822292092</text:p>
          </table:table-cell>
          <table:table-cell office:value-type="float" office:value="1.05023532749986">
            <text:p>1.0502353275</text:p>
          </table:table-cell>
          <table:table-cell office:value-type="float" office:value="0.891679185214618">
            <text:p>0.8916791852</text:p>
          </table:table-cell>
          <table:table-cell table:number-columns-repeated="2" office:value-type="float" office:value="0">
            <text:p>0</text:p>
          </table:table-cell>
          <table:table-cell office:value-type="float" office:value="-21.6530176665699">
            <text:p>-21.653017666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6340">
            <text:p>16340</text:p>
          </table:table-cell>
          <table:table-cell office:value-type="float" office:value="22188">
            <text:p>22188</text:p>
          </table:table-cell>
          <table:table-cell office:value-type="float" office:value="33459">
            <text:p>33459</text:p>
          </table:table-cell>
          <table:table-cell office:value-type="float" office:value="-315.375">
            <text:p>-315.375</text:p>
          </table:table-cell>
          <table:table-cell office:value-type="float" office:value="-483">
            <text:p>-483</text:p>
          </table:table-cell>
          <table:table-cell office:value-type="float" office:value="168.875">
            <text:p>168.875</text:p>
          </table:table-cell>
          <table:table-cell office:value-type="float" office:value="-0.0193007955936353">
            <text:p>-0.0193007956</text:p>
          </table:table-cell>
          <table:table-cell office:value-type="float" office:value="-0.0217685235262304">
            <text:p>-0.0217685235</text:p>
          </table:table-cell>
          <table:table-cell office:value-type="float" office:value="0.00504722197316118">
            <text:p>0.005047222</text:p>
          </table:table-cell>
          <table:table-cell office:value-type="float" office:value="0.933177356014949">
            <text:p>0.933177356</text:p>
          </table:table-cell>
          <table:table-cell office:value-type="float" office:value="0.924738950146557">
            <text:p>0.9247389501</text:p>
          </table:table-cell>
          <table:table-cell office:value-type="float" office:value="1.01771520682737">
            <text:p>1.0177152068</text:p>
          </table:table-cell>
          <table:table-cell office:value-type="float" office:value="0">
            <text:p>0</text:p>
          </table:table-cell>
          <table:table-cell office:value-type="float" office:value="-31.4938728188282">
            <text:p>-31.4938728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4824">
            <text:p>14824</text:p>
          </table:table-cell>
          <table:table-cell office:value-type="float" office:value="21434">
            <text:p>21434</text:p>
          </table:table-cell>
          <table:table-cell office:value-type="float" office:value="33765">
            <text:p>33765</text:p>
          </table:table-cell>
          <table:table-cell office:value-type="float" office:value="-463">
            <text:p>-463</text:p>
          </table:table-cell>
          <table:table-cell office:value-type="float" office:value="-795.75">
            <text:p>-795.75</text:p>
          </table:table-cell>
          <table:table-cell office:value-type="float" office:value="-146">
            <text:p>-146</text:p>
          </table:table-cell>
          <table:table-cell office:value-type="float" office:value="-0.0312331354560173">
            <text:p>-0.0312331355</text:p>
          </table:table-cell>
          <table:table-cell office:value-type="float" office:value="-0.0371255948493048">
            <text:p>-0.0371255948</text:p>
          </table:table-cell>
          <table:table-cell office:value-type="float" office:value="-0.00432400414630535">
            <text:p>-0.0043240041</text:p>
          </table:table-cell>
          <table:table-cell office:value-type="float" office:value="0.892596023054751">
            <text:p>0.8925960231</text:p>
          </table:table-cell>
          <table:table-cell office:value-type="float" office:value="0.872761905221546">
            <text:p>0.8727619052</text:p>
          </table:table-cell>
          <table:table-cell office:value-type="float" office:value="0.984902631631172">
            <text:p>0.9849026316</text:p>
          </table:table-cell>
          <table:table-cell office:value-type="float" office:value="-21.8442799723677">
            <text:p>-21.8442799724</text:p>
          </table:table-cell>
          <table:table-cell office:value-type="float" office:value="-18.3215731564961">
            <text:p>-18.32157315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1960">
            <text:p>11960</text:p>
          </table:table-cell>
          <table:table-cell office:value-type="float" office:value="21319">
            <text:p>21319</text:p>
          </table:table-cell>
          <table:table-cell office:value-type="float" office:value="32042">
            <text:p>32042</text:p>
          </table:table-cell>
          <table:table-cell office:value-type="float" office:value="-541.125">
            <text:p>-541.125</text:p>
          </table:table-cell>
          <table:table-cell office:value-type="float" office:value="-951.875">
            <text:p>-951.875</text:p>
          </table:table-cell>
          <table:table-cell office:value-type="float" office:value="-145.125">
            <text:p>-145.125</text:p>
          </table:table-cell>
          <table:table-cell office:value-type="float" office:value="-0.0452445652173913">
            <text:p>-0.0452445652</text:p>
          </table:table-cell>
          <table:table-cell office:value-type="float" office:value="-0.044649139265444">
            <text:p>-0.0446491393</text:p>
          </table:table-cell>
          <table:table-cell office:value-type="float" office:value="-0.00452921165969665">
            <text:p>-0.0045292117</text:p>
          </table:table-cell>
          <table:table-cell office:value-type="float" office:value="0.845656280275284">
            <text:p>0.8456562803</text:p>
          </table:table-cell>
          <table:table-cell office:value-type="float" office:value="0.84763536201975">
            <text:p>0.847635362</text:p>
          </table:table-cell>
          <table:table-cell office:value-type="float" office:value="0.984187966157248">
            <text:p>0.9841879662</text:p>
          </table:table-cell>
          <table:table-cell office:value-type="float" office:value="-14.9707618654187">
            <text:p>-14.9707618654</text:p>
          </table:table-cell>
          <table:table-cell office:value-type="float" office:value="-15.1751003872281">
            <text:p>-15.17510038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0764">
            <text:p>10764</text:p>
          </table:table-cell>
          <table:table-cell office:value-type="float" office:value="21182">
            <text:p>21182</text:p>
          </table:table-cell>
          <table:table-cell office:value-type="float" office:value="31468">
            <text:p>31468</text:p>
          </table:table-cell>
          <table:table-cell office:value-type="float" office:value="-680">
            <text:p>-680</text:p>
          </table:table-cell>
          <table:table-cell office:value-type="float" office:value="-117.75">
            <text:p>-117.75</text:p>
          </table:table-cell>
          <table:table-cell office:value-type="float" office:value="-954.125">
            <text:p>-954.125</text:p>
          </table:table-cell>
          <table:table-cell office:value-type="float" office:value="-0.063173541434411">
            <text:p>-0.0631735414</text:p>
          </table:table-cell>
          <table:table-cell office:value-type="float" office:value="-0.00555896515909735">
            <text:p>-0.0055589652</text:p>
          </table:table-cell>
          <table:table-cell office:value-type="float" office:value="-0.0303204843015126">
            <text:p>-0.0303204843</text:p>
          </table:table-cell>
          <table:table-cell office:value-type="float" office:value="0.786714761800797">
            <text:p>0.7867147618</text:p>
          </table:table-cell>
          <table:table-cell office:value-type="float" office:value="0.980604190046694">
            <text:p>0.98060419</text:p>
          </table:table-cell>
          <table:table-cell office:value-type="float" office:value="0.895680195210531">
            <text:p>0.8956801952</text:p>
          </table:table-cell>
          <table:table-cell office:value-type="float" office:value="-10.6217694068128">
            <text:p>-10.6217694068</text:p>
          </table:table-cell>
          <table:table-cell office:value-type="float" office:value="0">
            <text:p>0</text:p>
          </table:table-cell>
          <table:table-cell office:value-type="float" office:value="-22.512337571316">
            <text:p>-22.5123375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1730">
            <text:p>11730</text:p>
          </table:table-cell>
          <table:table-cell office:value-type="float" office:value="20502">
            <text:p>20502</text:p>
          </table:table-cell>
          <table:table-cell office:value-type="float" office:value="29442">
            <text:p>29442</text:p>
          </table:table-cell>
          <table:table-cell office:value-type="float" office:value="-341">
            <text:p>-341</text:p>
          </table:table-cell>
          <table:table-cell office:value-type="float" office:value="-413.875">
            <text:p>-413.875</text:p>
          </table:table-cell>
          <table:table-cell office:value-type="float" office:value="-609.5">
            <text:p>-609.5</text:p>
          </table:table-cell>
          <table:table-cell office:value-type="float" office:value="-0.0290707587382779">
            <text:p>-0.0290707587</text:p>
          </table:table-cell>
          <table:table-cell office:value-type="float" office:value="-0.0201870549214711">
            <text:p>-0.0201870549</text:p>
          </table:table-cell>
          <table:table-cell office:value-type="float" office:value="-0.020701718633245">
            <text:p>-0.0207017186</text:p>
          </table:table-cell>
          <table:table-cell office:value-type="float" office:value="0.899908758082721">
            <text:p>0.8999087581</text:p>
          </table:table-cell>
          <table:table-cell office:value-type="float" office:value="0.9301440414602">
            <text:p>0.9301440415</text:p>
          </table:table-cell>
          <table:table-cell office:value-type="float" office:value="0.928383964646208">
            <text:p>0.9283839646</text:p>
          </table:table-cell>
          <table:table-cell office:value-type="float" office:value="-23.4951722856593">
            <text:p>-23.4951722857</text:p>
          </table:table-cell>
          <table:table-cell office:value-type="float" office:value="-33.9884695086708">
            <text:p>-33.9884695087</text:p>
          </table:table-cell>
          <table:table-cell office:value-type="float" office:value="-33.1348092134718">
            <text:p>-33.134809213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1440">
            <text:p>11440</text:p>
          </table:table-cell>
          <table:table-cell office:value-type="float" office:value="18820">
            <text:p>18820</text:p>
          </table:table-cell>
          <table:table-cell office:value-type="float" office:value="28374">
            <text:p>28374</text:p>
          </table:table-cell>
          <table:table-cell office:value-type="float" office:value="-355.625">
            <text:p>-355.625</text:p>
          </table:table-cell>
          <table:table-cell office:value-type="float" office:value="-397.5">
            <text:p>-397.5</text:p>
          </table:table-cell>
          <table:table-cell office:value-type="float" office:value="-1062.125">
            <text:p>-1062.125</text:p>
          </table:table-cell>
          <table:table-cell office:value-type="float" office:value="-0.0310861013986014">
            <text:p>-0.0310861014</text:p>
          </table:table-cell>
          <table:table-cell office:value-type="float" office:value="-0.0211211477151966">
            <text:p>-0.0211211477</text:p>
          </table:table-cell>
          <table:table-cell office:value-type="float" office:value="-0.0374330372876577">
            <text:p>-0.0374330373</text:p>
          </table:table-cell>
          <table:table-cell office:value-type="float" office:value="0.893092682677217">
            <text:p>0.8930926827</text:p>
          </table:table-cell>
          <table:table-cell office:value-type="float" office:value="0.926950344643194">
            <text:p>0.9269503446</text:p>
          </table:table-cell>
          <table:table-cell office:value-type="float" office:value="0.871730784763133">
            <text:p>0.8717307848</text:p>
          </table:table-cell>
          <table:table-cell office:value-type="float" office:value="-21.9492578587028">
            <text:p>-21.9492578587</text:p>
          </table:table-cell>
          <table:table-cell office:value-type="float" office:value="-32.4698787244213">
            <text:p>-32.4698787244</text:p>
          </table:table-cell>
          <table:table-cell office:value-type="float" office:value="-18.168212829587">
            <text:p>-18.168212829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0296">
            <text:p>10296</text:p>
          </table:table-cell>
          <table:table-cell office:value-type="float" office:value="17316">
            <text:p>17316</text:p>
          </table:table-cell>
          <table:table-cell office:value-type="float" office:value="29039">
            <text:p>29039</text:p>
          </table:table-cell>
          <table:table-cell office:value-type="float" office:value="-99">
            <text:p>-99</text:p>
          </table:table-cell>
          <table:table-cell office:value-type="float" office:value="-166.5">
            <text:p>-166.5</text:p>
          </table:table-cell>
          <table:table-cell office:value-type="float" office:value="-1188.25">
            <text:p>-1188.25</text:p>
          </table:table-cell>
          <table:table-cell table:number-columns-repeated="2" office:value-type="float" office:value="-0.00961538461538462">
            <text:p>-0.0096153846</text:p>
          </table:table-cell>
          <table:table-cell office:value-type="float" office:value="-0.0409191087847378">
            <text:p>-0.0409191088</text:p>
          </table:table-cell>
          <table:table-cell table:number-columns-repeated="2" office:value-type="float" office:value="0.966527366863905">
            <text:p>0.9665273669</text:p>
          </table:table-cell>
          <table:table-cell office:value-type="float" office:value="0.860064891242343">
            <text:p>0.8600648912</text:p>
          </table:table-cell>
          <table:table-cell table:number-columns-repeated="2" office:value-type="float" office:value="0">
            <text:p>0</text:p>
          </table:table-cell>
          <table:table-cell office:value-type="float" office:value="-16.5904627714988">
            <text:p>-16.590462771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1220">
            <text:p>11220</text:p>
          </table:table-cell>
          <table:table-cell office:value-type="float" office:value="17745">
            <text:p>17745</text:p>
          </table:table-cell>
          <table:table-cell office:value-type="float" office:value="30487">
            <text:p>30487</text:p>
          </table:table-cell>
          <table:table-cell office:value-type="float" office:value="121">
            <text:p>121</text:p>
          </table:table-cell>
          <table:table-cell office:value-type="float" office:value="140.625">
            <text:p>140.625</text:p>
          </table:table-cell>
          <table:table-cell office:value-type="float" office:value="-885.125">
            <text:p>-885.125</text:p>
          </table:table-cell>
          <table:table-cell office:value-type="float" office:value="0.0107843137254902">
            <text:p>0.0107843137</text:p>
          </table:table-cell>
          <table:table-cell office:value-type="float" office:value="0.00792476754015215">
            <text:p>0.0079247675</text:p>
          </table:table-cell>
          <table:table-cell office:value-type="float" office:value="-0.0290328664676747">
            <text:p>-0.0290328665</text:p>
          </table:table-cell>
          <table:table-cell office:value-type="float" office:value="1.03797304882737">
            <text:p>1.0379730488</text:p>
          </table:table-cell>
          <table:table-cell office:value-type="float" office:value="1.02785977819404">
            <text:p>1.0278597782</text:p>
          </table:table-cell>
          <table:table-cell office:value-type="float" office:value="0.900037065740385">
            <text:p>0.9000370657</text:p>
          </table:table-cell>
          <table:table-cell table:number-columns-repeated="2" office:value-type="float" office:value="0">
            <text:p>0</text:p>
          </table:table-cell>
          <table:table-cell office:value-type="float" office:value="-23.5262938389537">
            <text:p>-23.52629383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1880">
            <text:p>11880</text:p>
          </table:table-cell>
          <table:table-cell office:value-type="float" office:value="18438">
            <text:p>18438</text:p>
          </table:table-cell>
          <table:table-cell office:value-type="float" office:value="28425">
            <text:p>28425</text:p>
          </table:table-cell>
          <table:table-cell office:value-type="float" office:value="-30.25">
            <text:p>-30.25</text:p>
          </table:table-cell>
          <table:table-cell office:value-type="float" office:value="330.75">
            <text:p>330.75</text:p>
          </table:table-cell>
          <table:table-cell office:value-type="float" office:value="-892.5">
            <text:p>-892.5</text:p>
          </table:table-cell>
          <table:table-cell office:value-type="float" office:value="-0.0025462962962963">
            <text:p>-0.0025462963</text:p>
          </table:table-cell>
          <table:table-cell office:value-type="float" office:value="0.0179384965831435">
            <text:p>0.0179384966</text:p>
          </table:table-cell>
          <table:table-cell office:value-type="float" office:value="-0.0313984168865435">
            <text:p>-0.0313984169</text:p>
          </table:table-cell>
          <table:table-cell office:value-type="float" office:value="0.991100670867627">
            <text:p>0.9911006709</text:p>
          </table:table-cell>
          <table:table-cell office:value-type="float" office:value="1.06341544577394">
            <text:p>1.0634154458</text:p>
          </table:table-cell>
          <table:table-cell office:value-type="float" office:value="0.892037827639741">
            <text:p>0.8920378276</text:p>
          </table:table-cell>
          <table:table-cell table:number-columns-repeated="2" office:value-type="float" office:value="0">
            <text:p>0</text:p>
          </table:table-cell>
          <table:table-cell office:value-type="float" office:value="-21.7274477000313">
            <text:p>-21.727447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2642">
            <text:p>12642</text:p>
          </table:table-cell>
          <table:table-cell office:value-type="float" office:value="17738">
            <text:p>17738</text:p>
          </table:table-cell>
          <table:table-cell office:value-type="float" office:value="25268">
            <text:p>25268</text:p>
          </table:table-cell>
          <table:table-cell office:value-type="float" office:value="-364.875">
            <text:p>-364.875</text:p>
          </table:table-cell>
          <table:table-cell office:value-type="float" office:value="-31.5">
            <text:p>-31.5</text:p>
          </table:table-cell>
          <table:table-cell office:value-type="float" office:value="-792.75">
            <text:p>-792.75</text:p>
          </table:table-cell>
          <table:table-cell office:value-type="float" office:value="-0.0288621262458472">
            <text:p>-0.0288621262</text:p>
          </table:table-cell>
          <table:table-cell office:value-type="float" office:value="-0.00177584846093133">
            <text:p>-0.0017758485</text:p>
          </table:table-cell>
          <table:table-cell office:value-type="float" office:value="-0.0313736742124426">
            <text:p>-0.0313736742</text:p>
          </table:table-cell>
          <table:table-cell office:value-type="float" office:value="0.90061528190914">
            <text:p>0.9006152819</text:p>
          </table:table-cell>
          <table:table-cell office:value-type="float" office:value="0.993790711516742">
            <text:p>0.9937907115</text:p>
          </table:table-cell>
          <table:table-cell office:value-type="float" office:value="0.892121382826284">
            <text:p>0.8921213828</text:p>
          </table:table-cell>
          <table:table-cell office:value-type="float" office:value="-23.6675392320831">
            <text:p>-23.6675392321</text:p>
          </table:table-cell>
          <table:table-cell office:value-type="float" office:value="0">
            <text:p>0</text:p>
          </table:table-cell>
          <table:table-cell office:value-type="float" office:value="-21.744859183111">
            <text:p>-21.744859183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209">
            <text:p>1209</text:p>
          </table:table-cell>
          <table:table-cell office:value-type="float" office:value="11475">
            <text:p>11475</text:p>
          </table:table-cell>
          <table:table-cell office:value-type="float" office:value="16575">
            <text:p>16575</text:p>
          </table:table-cell>
          <table:table-cell office:value-type="float" office:value="25040">
            <text:p>25040</text:p>
          </table:table-cell>
          <table:table-cell office:value-type="float" office:value="-627.5">
            <text:p>-627.5</text:p>
          </table:table-cell>
          <table:table-cell office:value-type="float" office:value="123.5">
            <text:p>123.5</text:p>
          </table:table-cell>
          <table:table-cell office:value-type="float" office:value="240">
            <text:p>240</text:p>
          </table:table-cell>
          <table:table-cell office:value-type="float" office:value="-0.0546840958605664">
            <text:p>-0.0546840959</text:p>
          </table:table-cell>
          <table:table-cell office:value-type="float" office:value="0.00745098039215686">
            <text:p>0.0074509804</text:p>
          </table:table-cell>
          <table:table-cell office:value-type="float" office:value="0.00958466453674121">
            <text:p>0.0095846645</text:p>
          </table:table-cell>
          <table:table-cell office:value-type="float" office:value="0.814466751154589">
            <text:p>0.8144667512</text:p>
          </table:table-cell>
          <table:table-cell office:value-type="float" office:value="1.02618724490581">
            <text:p>1.0261872449</text:p>
          </table:table-cell>
          <table:table-cell office:value-type="float" office:value="1.03372638283539">
            <text:p>1.0337263828</text:p>
          </table:table-cell>
          <table:table-cell office:value-type="float" office:value="-12.3256585692362">
            <text:p>-12.32565856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1646">
            <text:p>11646</text:p>
          </table:table-cell>
          <table:table-cell office:value-type="float" office:value="16822">
            <text:p>16822</text:p>
          </table:table-cell>
          <table:table-cell office:value-type="float" office:value="25788">
            <text:p>25788</text:p>
          </table:table-cell>
          <table:table-cell office:value-type="float" office:value="-654.25">
            <text:p>-654.25</text:p>
          </table:table-cell>
          <table:table-cell office:value-type="float" office:value="165.75">
            <text:p>165.75</text:p>
          </table:table-cell>
          <table:table-cell office:value-type="float" office:value="682.5">
            <text:p>682.5</text:p>
          </table:table-cell>
          <table:table-cell office:value-type="float" office:value="-0.0561780868967886">
            <text:p>-0.0561780869</text:p>
          </table:table-cell>
          <table:table-cell office:value-type="float" office:value="0.0098531684698609">
            <text:p>0.0098531685</text:p>
          </table:table-cell>
          <table:table-cell office:value-type="float" office:value="0.0264657980456026">
            <text:p>0.026465798</text:p>
          </table:table-cell>
          <table:table-cell office:value-type="float" office:value="0.809562411658111">
            <text:p>0.8095624117</text:p>
          </table:table-cell>
          <table:table-cell office:value-type="float" office:value="1.03467637610515">
            <text:p>1.0346763761</text:p>
          </table:table-cell>
          <table:table-cell office:value-type="float" office:value="1.09400315255334">
            <text:p>1.0940031526</text:p>
          </table:table-cell>
          <table:table-cell office:value-type="float" office:value="-11.9884775322735">
            <text:p>-11.9884775323</text:p>
          </table:table-cell>
          <table:table-cell office:value-type="float" office:value="0">
            <text:p>0</text:p>
          </table:table-cell>
          <table:table-cell office:value-type="float" office:value="26.5353643848538">
            <text:p>26.535364384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0868">
            <text:p>10868</text:p>
          </table:table-cell>
          <table:table-cell office:value-type="float" office:value="17043">
            <text:p>17043</text:p>
          </table:table-cell>
          <table:table-cell office:value-type="float" office:value="25116">
            <text:p>25116</text:p>
          </table:table-cell>
          <table:table-cell office:value-type="float" office:value="-496.875">
            <text:p>-496.875</text:p>
          </table:table-cell>
          <table:table-cell office:value-type="float" office:value="-583">
            <text:p>-583</text:p>
          </table:table-cell>
          <table:table-cell office:value-type="float" office:value="-161">
            <text:p>-161</text:p>
          </table:table-cell>
          <table:table-cell office:value-type="float" office:value="-0.0457190835480309">
            <text:p>-0.0457190835</text:p>
          </table:table-cell>
          <table:table-cell office:value-type="float" office:value="-0.0342075925599953">
            <text:p>-0.0342075926</text:p>
          </table:table-cell>
          <table:table-cell office:value-type="float" office:value="-0.00641025641025641">
            <text:p>-0.0064102564</text:p>
          </table:table-cell>
          <table:table-cell office:value-type="float" office:value="0.844080067398817">
            <text:p>0.8440800674</text:p>
          </table:table-cell>
          <table:table-cell office:value-type="float" office:value="0.882566938441968">
            <text:p>0.8825669384</text:p>
          </table:table-cell>
          <table:table-cell office:value-type="float" office:value="0.977644641683103">
            <text:p>0.9776446417</text:p>
          </table:table-cell>
          <table:table-cell office:value-type="float" office:value="-14.8117267845569">
            <text:p>-14.8117267846</text:p>
          </table:table-cell>
          <table:table-cell office:value-type="float" office:value="-19.9143789030303">
            <text:p>-19.914378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0393">
            <text:p>10393</text:p>
          </table:table-cell>
          <table:table-cell office:value-type="float" office:value="16471">
            <text:p>16471</text:p>
          </table:table-cell>
          <table:table-cell office:value-type="float" office:value="24480">
            <text:p>24480</text:p>
          </table:table-cell>
          <table:table-cell office:value-type="float" office:value="-280.5">
            <text:p>-280.5</text:p>
          </table:table-cell>
          <table:table-cell office:value-type="float" office:value="-335.125">
            <text:p>-335.125</text:p>
          </table:table-cell>
          <table:table-cell office:value-type="float" office:value="57.5">
            <text:p>57.5</text:p>
          </table:table-cell>
          <table:table-cell office:value-type="float" office:value="-0.0269893197344366">
            <text:p>-0.0269893197</text:p>
          </table:table-cell>
          <table:table-cell office:value-type="float" office:value="-0.0203463663408415">
            <text:p>-0.0203463663</text:p>
          </table:table-cell>
          <table:table-cell office:value-type="float" office:value="0.00234885620915033">
            <text:p>0.0023488562</text:p>
          </table:table-cell>
          <table:table-cell office:value-type="float" office:value="0.906965090753738">
            <text:p>0.9069650908</text:p>
          </table:table-cell>
          <table:table-cell office:value-type="float" office:value="0.929599108068675">
            <text:p>0.9295991081</text:p>
          </table:table-cell>
          <table:table-cell office:value-type="float" office:value="1.00823181029799">
            <text:p>1.0082318103</text:p>
          </table:table-cell>
          <table:table-cell office:value-type="float" office:value="-25.334122859539">
            <text:p>-25.3341228595</text:p>
          </table:table-cell>
          <table:table-cell office:value-type="float" office:value="-33.719608566959">
            <text:p>-33.719608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1183">
            <text:p>1183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1700">
            <text:p>11700</text:p>
          </table:table-cell>
          <table:table-cell office:value-type="float" office:value="17409">
            <text:p>17409</text:p>
          </table:table-cell>
          <table:table-cell office:value-type="float" office:value="24700">
            <text:p>24700</text:p>
          </table:table-cell>
          <table:table-cell office:value-type="float" office:value="38.25">
            <text:p>38.25</text:p>
          </table:table-cell>
          <table:table-cell office:value-type="float" office:value="97.125">
            <text:p>97.125</text:p>
          </table:table-cell>
          <table:table-cell office:value-type="float" office:value="80.75">
            <text:p>80.75</text:p>
          </table:table-cell>
          <table:table-cell office:value-type="float" office:value="0.00326923076923077">
            <text:p>0.0032692308</text:p>
          </table:table-cell>
          <table:table-cell office:value-type="float" office:value="0.00557901085645356">
            <text:p>0.0055790109</text:p>
          </table:table-cell>
          <table:table-cell office:value-type="float" office:value="0.00326923076923077">
            <text:p>0.0032692308</text:p>
          </table:table-cell>
          <table:table-cell office:value-type="float" office:value="1.01146325591716">
            <text:p>1.0114632559</text:p>
          </table:table-cell>
          <table:table-cell office:value-type="float" office:value="1.01958754370737">
            <text:p>1.0195875437</text:p>
          </table:table-cell>
          <table:table-cell office:value-type="float" office:value="1.01146325591716">
            <text:p>1.01146325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3">
            <text:p>3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006">
            <text:p>12006</text:p>
          </table:table-cell>
          <table:table-cell office:value-type="float" office:value="18067">
            <text:p>18067</text:p>
          </table:table-cell>
          <table:table-cell office:value-type="float" office:value="26880">
            <text:p>26880</text:p>
          </table:table-cell>
          <table:table-cell office:value-type="float" office:value="-43.875">
            <text:p>-43.875</text:p>
          </table:table-cell>
          <table:table-cell office:value-type="float" office:value="311.75">
            <text:p>311.75</text:p>
          </table:table-cell>
          <table:table-cell office:value-type="float" office:value="-220.5">
            <text:p>-220.5</text:p>
          </table:table-cell>
          <table:table-cell office:value-type="float" office:value="-0.0036544227886057">
            <text:p>-0.0036544228</text:p>
          </table:table-cell>
          <table:table-cell office:value-type="float" office:value="0.0172552166934189">
            <text:p>0.0172552167</text:p>
          </table:table-cell>
          <table:table-cell office:value-type="float" office:value="-0.008203125">
            <text:p>-0.008203125</text:p>
          </table:table-cell>
          <table:table-cell office:value-type="float" office:value="0.987235695659479">
            <text:p>0.9872356957</text:p>
          </table:table-cell>
          <table:table-cell office:value-type="float" office:value="1.06097683373311">
            <text:p>1.0609768337</text:p>
          </table:table-cell>
          <table:table-cell office:value-type="float" office:value="0.971420953369141">
            <text:p>0.9714209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252">
            <text:p>1252</text:p>
          </table:table-cell>
          <table:table-cell office:value-type="float" office:value="11655">
            <text:p>11655</text:p>
          </table:table-cell>
          <table:table-cell office:value-type="float" office:value="16835">
            <text:p>16835</text:p>
          </table:table-cell>
          <table:table-cell office:value-type="float" office:value="25340">
            <text:p>25340</text:p>
          </table:table-cell>
          <table:table-cell office:value-type="float" office:value="3.375">
            <text:p>3.375</text:p>
          </table:table-cell>
          <table:table-cell office:value-type="float" office:value="4.875">
            <text:p>4.875</text:p>
          </table:table-cell>
          <table:table-cell office:value-type="float" office:value="-45">
            <text:p>-45</text:p>
          </table:table-cell>
          <table:table-cell table:number-columns-repeated="2" office:value-type="float" office:value="0.00028957528957529">
            <text:p>0.0002895753</text:p>
          </table:table-cell>
          <table:table-cell office:value-type="float" office:value="-0.00177584846093133">
            <text:p>-0.0017758485</text:p>
          </table:table-cell>
          <table:table-cell table:number-columns-repeated="2" office:value-type="float" office:value="1.00101367786706">
            <text:p>1.0010136779</text:p>
          </table:table-cell>
          <table:table-cell office:value-type="float" office:value="0.993790711516742">
            <text:p>0.9937907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3">
            <text:p>3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580">
            <text:p>580</text:p>
          </table:table-cell>
          <table:table-cell office:value-type="float" office:value="11487">
            <text:p>11487</text:p>
          </table:table-cell>
          <table:table-cell office:value-type="float" office:value="16947">
            <text:p>16947</text:p>
          </table:table-cell>
          <table:table-cell office:value-type="float" office:value="25536">
            <text:p>25536</text:p>
          </table:table-cell>
          <table:table-cell office:value-type="float" office:value="60.375">
            <text:p>60.375</text:p>
          </table:table-cell>
          <table:table-cell office:value-type="float" office:value="78.75">
            <text:p>78.75</text:p>
          </table:table-cell>
          <table:table-cell office:value-type="float" office:value="325.5">
            <text:p>325.5</text:p>
          </table:table-cell>
          <table:table-cell office:value-type="float" office:value="0.00525594149908592">
            <text:p>0.0052559415</text:p>
          </table:table-cell>
          <table:table-cell office:value-type="float" office:value="0.00464684014869889">
            <text:p>0.0046468401</text:p>
          </table:table-cell>
          <table:table-cell office:value-type="float" office:value="0.0127467105263158">
            <text:p>0.0127467105</text:p>
          </table:table-cell>
          <table:table-cell office:value-type="float" office:value="1.01844994009204">
            <text:p>1.0184499401</text:p>
          </table:table-cell>
          <table:table-cell office:value-type="float" office:value="1.01630626304225">
            <text:p>1.016306263</text:p>
          </table:table-cell>
          <table:table-cell office:value-type="float" office:value="1.04493194495542">
            <text:p>1.0449319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3">
            <text:p>3</text:p>
          </table:table-cell>
          <table:table-cell office:value-type="float" office:value="1284">
            <text:p>1284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1781">
            <text:p>11781</text:p>
          </table:table-cell>
          <table:table-cell office:value-type="float" office:value="18067">
            <text:p>18067</text:p>
          </table:table-cell>
          <table:table-cell office:value-type="float" office:value="26166">
            <text:p>26166</text:p>
          </table:table-cell>
          <table:table-cell office:value-type="float" office:value="19.5">
            <text:p>19.5</text:p>
          </table:table-cell>
          <table:table-cell office:value-type="float" office:value="58">
            <text:p>58</text:p>
          </table:table-cell>
          <table:table-cell office:value-type="float" office:value="451.5">
            <text:p>451.5</text:p>
          </table:table-cell>
          <table:table-cell office:value-type="float" office:value="0.00165520753756048">
            <text:p>0.0016552075</text:p>
          </table:table-cell>
          <table:table-cell office:value-type="float" office:value="0.00321027287319422">
            <text:p>0.0032102729</text:p>
          </table:table-cell>
          <table:table-cell office:value-type="float" office:value="0.0172552166934189">
            <text:p>0.0172552167</text:p>
          </table:table-cell>
          <table:table-cell office:value-type="float" office:value="1.00579859621697">
            <text:p>1.0057985962</text:p>
          </table:table-cell>
          <table:table-cell office:value-type="float" office:value="1.01125615452594">
            <text:p>1.0112561545</text:p>
          </table:table-cell>
          <table:table-cell office:value-type="float" office:value="1.06097683373311">
            <text:p>1.06097683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835">
            <text:p>835</text:p>
          </table:table-cell>
          <table:table-cell office:value-type="float" office:value="10811">
            <text:p>10811</text:p>
          </table:table-cell>
          <table:table-cell office:value-type="float" office:value="17423">
            <text:p>17423</text:p>
          </table:table-cell>
          <table:table-cell office:value-type="float" office:value="25676">
            <text:p>25676</text:p>
          </table:table-cell>
          <table:table-cell office:value-type="float" office:value="-1219.375">
            <text:p>-1219.375</text:p>
          </table:table-cell>
          <table:table-cell office:value-type="float" office:value="-111.625">
            <text:p>-111.625</text:p>
          </table:table-cell>
          <table:table-cell office:value-type="float" office:value="-164.5">
            <text:p>-164.5</text:p>
          </table:table-cell>
          <table:table-cell office:value-type="float" office:value="-0.112790213671261">
            <text:p>-0.1127902137</text:p>
          </table:table-cell>
          <table:table-cell table:number-columns-repeated="2" office:value-type="float" office:value="-0.00640676117775354">
            <text:p>-0.0064067612</text:p>
          </table:table-cell>
          <table:table-cell office:value-type="float" office:value="0.630168651458604">
            <text:p>0.6301686515</text:p>
          </table:table-cell>
          <table:table-cell table:number-columns-repeated="2" office:value-type="float" office:value="0.977656787191889">
            <text:p>0.9776567872</text:p>
          </table:table-cell>
          <table:table-cell office:value-type="float" office:value="-5.79197041100227">
            <text:p>-5.7919704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0659">
            <text:p>10659</text:p>
          </table:table-cell>
          <table:table-cell office:value-type="float" office:value="16835">
            <text:p>16835</text:p>
          </table:table-cell>
          <table:table-cell office:value-type="float" office:value="24605">
            <text:p>24605</text:p>
          </table:table-cell>
          <table:table-cell office:value-type="float" office:value="-1129.625">
            <text:p>-1129.625</text:p>
          </table:table-cell>
          <table:table-cell office:value-type="float" office:value="4.875">
            <text:p>4.875</text:p>
          </table:table-cell>
          <table:table-cell office:value-type="float" office:value="7.125">
            <text:p>7.125</text:p>
          </table:table-cell>
          <table:table-cell office:value-type="float" office:value="-0.105978515808237">
            <text:p>-0.1059785158</text:p>
          </table:table-cell>
          <table:table-cell table:number-columns-repeated="2" office:value-type="float" office:value="0.00028957528957529">
            <text:p>0.0002895753</text:p>
          </table:table-cell>
          <table:table-cell office:value-type="float" office:value="0.651088828464487">
            <text:p>0.6510888285</text:p>
          </table:table-cell>
          <table:table-cell table:number-columns-repeated="2" office:value-type="float" office:value="1.00101367786706">
            <text:p>1.0010136779</text:p>
          </table:table-cell>
          <table:table-cell office:value-type="float" office:value="-6.18740688793215">
            <text:p>-6.18740688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0868">
            <text:p>10868</text:p>
          </table:table-cell>
          <table:table-cell office:value-type="float" office:value="17598">
            <text:p>17598</text:p>
          </table:table-cell>
          <table:table-cell office:value-type="float" office:value="26166">
            <text:p>26166</text:p>
          </table:table-cell>
          <table:table-cell office:value-type="float" office:value="-1176.625">
            <text:p>-1176.625</text:p>
          </table:table-cell>
          <table:table-cell office:value-type="float" office:value="-1831.625">
            <text:p>-1831.625</text:p>
          </table:table-cell>
          <table:table-cell office:value-type="float" office:value="84">
            <text:p>84</text:p>
          </table:table-cell>
          <table:table-cell office:value-type="float" office:value="-0.108265090172985">
            <text:p>-0.1082650902</text:p>
          </table:table-cell>
          <table:table-cell office:value-type="float" office:value="-0.104081429707921">
            <text:p>-0.1040814297</text:p>
          </table:table-cell>
          <table:table-cell office:value-type="float" office:value="0.00321027287319422">
            <text:p>0.0032102729</text:p>
          </table:table-cell>
          <table:table-cell office:value-type="float" office:value="0.644045990704875">
            <text:p>0.6440459907</text:p>
          </table:table-cell>
          <table:table-cell office:value-type="float" office:value="0.656947566281963">
            <text:p>0.6569475663</text:p>
          </table:table-cell>
          <table:table-cell office:value-type="float" office:value="1.01125615452594">
            <text:p>1.0112561545</text:p>
          </table:table-cell>
          <table:table-cell office:value-type="float" office:value="-6.0491238097772">
            <text:p>-6.0491238098</text:p>
          </table:table-cell>
          <table:table-cell office:value-type="float" office:value="-6.30674164956608">
            <text:p>-6.3067416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640">
            <text:p>640</text:p>
          </table:table-cell>
          <table:table-cell office:value-type="float" office:value="11320">
            <text:p>11320</text:p>
          </table:table-cell>
          <table:table-cell office:value-type="float" office:value="18096">
            <text:p>18096</text:p>
          </table:table-cell>
          <table:table-cell office:value-type="float" office:value="27552">
            <text:p>27552</text:p>
          </table:table-cell>
          <table:table-cell office:value-type="float" office:value="-1250">
            <text:p>-1250</text:p>
          </table:table-cell>
          <table:table-cell office:value-type="float" office:value="-328.875">
            <text:p>-328.875</text:p>
          </table:table-cell>
          <table:table-cell office:value-type="float" office:value="-283.5">
            <text:p>-283.5</text:p>
          </table:table-cell>
          <table:table-cell office:value-type="float" office:value="-0.110424028268551">
            <text:p>-0.1104240283</text:p>
          </table:table-cell>
          <table:table-cell office:value-type="float" office:value="-0.0181739058355438">
            <text:p>-0.0181739058</text:p>
          </table:table-cell>
          <table:table-cell office:value-type="float" office:value="-0.0102896341463415">
            <text:p>-0.0102896341</text:p>
          </table:table-cell>
          <table:table-cell office:value-type="float" office:value="0.637415094457416">
            <text:p>0.6374150945</text:p>
          </table:table-cell>
          <table:table-cell office:value-type="float" office:value="0.937038699648102">
            <text:p>0.9370386996</text:p>
          </table:table-cell>
          <table:table-cell office:value-type="float" office:value="0.964193798566701">
            <text:p>0.9641937986</text:p>
          </table:table-cell>
          <table:table-cell office:value-type="float" office:value="-5.9238100348814">
            <text:p>-5.92381003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2709">
            <text:p>2709</text:p>
          </table:table-cell>
          <table:table-cell office:value-type="float" office:value="14032">
            <text:p>14032</text:p>
          </table:table-cell>
          <table:table-cell office:value-type="float" office:value="25900">
            <text:p>25900</text:p>
          </table:table-cell>
          <table:table-cell office:value-type="float" office:value="-1174.375">
            <text:p>-1174.375</text:p>
          </table:table-cell>
          <table:table-cell office:value-type="float" office:value="-10">
            <text:p>-10</text:p>
          </table:table-cell>
          <table:table-cell office:value-type="float" office:value="7.5">
            <text:p>7.5</text:p>
          </table:table-cell>
          <table:table-cell office:value-type="float" office:value="-0.433508674787745">
            <text:p>-0.4335086748</text:p>
          </table:table-cell>
          <table:table-cell office:value-type="float" office:value="-0.000712656784492588">
            <text:p>-0.0007126568</text:p>
          </table:table-cell>
          <table:table-cell office:value-type="float" office:value="0.00028957528957529">
            <text:p>0.0002895753</text:p>
          </table:table-cell>
          <table:table-cell office:value-type="float" office:value="0">
            <text:p>0</text:p>
          </table:table-cell>
          <table:table-cell office:value-type="float" office:value="0.997506696698473">
            <text:p>0.9975066967</text:p>
          </table:table-cell>
          <table:table-cell office:value-type="float" office:value="1.00101367786706">
            <text:p>1.0010136779</text:p>
          </table:table-cell>
          <table:table-cell office:value-type="float" office:value="-1.21969926882999">
            <text:p>-1.21969926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2648">
            <text:p>2648</text:p>
          </table:table-cell>
          <table:table-cell office:value-type="float" office:value="14059">
            <text:p>14059</text:p>
          </table:table-cell>
          <table:table-cell office:value-type="float" office:value="26250">
            <text:p>26250</text:p>
          </table:table-cell>
          <table:table-cell office:value-type="float" office:value="-822.125">
            <text:p>-822.125</text:p>
          </table:table-cell>
          <table:table-cell office:value-type="float" office:value="1790.125">
            <text:p>1790.125</text:p>
          </table:table-cell>
          <table:table-cell office:value-type="float" office:value="131.25">
            <text:p>131.25</text:p>
          </table:table-cell>
          <table:table-cell office:value-type="float" office:value="-0.310470166163142">
            <text:p>-0.3104701662</text:p>
          </table:table-cell>
          <table:table-cell office:value-type="float" office:value="0.127329468667757">
            <text:p>0.1273294687</text:p>
          </table:table-cell>
          <table:table-cell office:value-type="float" office:value="0.005">
            <text:p>0.005</text:p>
          </table:table-cell>
          <table:table-cell office:value-type="float" office:value="0.102282197620646">
            <text:p>0.1022821976</text:p>
          </table:table-cell>
          <table:table-cell office:value-type="float" office:value="1.47743021577593">
            <text:p>1.4774302158</text:p>
          </table:table-cell>
          <table:table-cell office:value-type="float" office:value="1.017549">
            <text:p>1.017549</text:p>
          </table:table-cell>
          <table:table-cell office:value-type="float" office:value="-1.86457543556998">
            <text:p>-1.8645754356</text:p>
          </table:table-cell>
          <table:table-cell office:value-type="float" office:value="5.78338181769951">
            <text:p>5.7833818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623">
            <text:p>623</text:p>
          </table:table-cell>
          <table:table-cell office:value-type="float" office:value="2462">
            <text:p>2462</text:p>
          </table:table-cell>
          <table:table-cell office:value-type="float" office:value="14224">
            <text:p>14224</text:p>
          </table:table-cell>
          <table:table-cell office:value-type="float" office:value="26208">
            <text:p>26208</text:p>
          </table:table-cell>
          <table:table-cell office:value-type="float" office:value="-860.625">
            <text:p>-860.625</text:p>
          </table:table-cell>
          <table:table-cell office:value-type="float" office:value="46.375">
            <text:p>46.375</text:p>
          </table:table-cell>
          <table:table-cell office:value-type="float" office:value="-23.375">
            <text:p>-23.375</text:p>
          </table:table-cell>
          <table:table-cell office:value-type="float" office:value="-0.349563363119415">
            <text:p>-0.3495633631</text:p>
          </table:table-cell>
          <table:table-cell office:value-type="float" office:value="0.00326033464566929">
            <text:p>0.0032603346</text:p>
          </table:table-cell>
          <table:table-cell office:value-type="float" office:value="-0.000891903235653236">
            <text:p>-0.0008919032</text:p>
          </table:table-cell>
          <table:table-cell office:value-type="float" office:value="0.016029536959345">
            <text:p>0.016029537</text:p>
          </table:table-cell>
          <table:table-cell office:value-type="float" office:value="1.01143200563257">
            <text:p>1.0114320056</text:p>
          </table:table-cell>
          <table:table-cell office:value-type="float" office:value="0.996879897838322">
            <text:p>0.9968798978</text:p>
          </table:table-cell>
          <table:table-cell office:value-type="float" office:value="-1.61155271061712">
            <text:p>-1.6115527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856">
            <text:p>1856</text:p>
          </table:table-cell>
          <table:table-cell office:value-type="float" office:value="13286">
            <text:p>13286</text:p>
          </table:table-cell>
          <table:table-cell office:value-type="float" office:value="25100">
            <text:p>25100</text:p>
          </table:table-cell>
          <table:table-cell office:value-type="float" office:value="-1089.625">
            <text:p>-1089.625</text:p>
          </table:table-cell>
          <table:table-cell office:value-type="float" office:value="2352.83333333333">
            <text:p>2352.8333333333</text:p>
          </table:table-cell>
          <table:table-cell office:value-type="float" office:value="-1100.625">
            <text:p>-1100.625</text:p>
          </table:table-cell>
          <table:table-cell office:value-type="float" office:value="-0.587082435344828">
            <text:p>-0.5870824353</text:p>
          </table:table-cell>
          <table:table-cell office:value-type="float" office:value="0.177091173666516">
            <text:p>0.1770911737</text:p>
          </table:table-cell>
          <table:table-cell office:value-type="float" office:value="-0.0438496015936255">
            <text:p>-0.0438496016</text:p>
          </table:table-cell>
          <table:table-cell office:value-type="float" office:value="0">
            <text:p>0</text:p>
          </table:table-cell>
          <table:table-cell office:value-type="float" office:value="1.68128722406235">
            <text:p>1.6812872241</text:p>
          </table:table-cell>
          <table:table-cell office:value-type="float" office:value="0.850295058039753">
            <text:p>0.850295058</text:p>
          </table:table-cell>
          <table:table-cell office:value-type="float" office:value="-0.783653424757535">
            <text:p>-0.7836534248</text:p>
          </table:table-cell>
          <table:table-cell office:value-type="float" office:value="4.25122944476603">
            <text:p>4.2512294448</text:p>
          </table:table-cell>
          <table:table-cell office:value-type="float" office:value="-15.4582133618201">
            <text:p>-15.458213361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1416">
            <text:p>1416</text:p>
          </table:table-cell>
          <table:table-cell office:value-type="float" office:value="10777">
            <text:p>10777</text:p>
          </table:table-cell>
          <table:table-cell office:value-type="float" office:value="24960">
            <text:p>24960</text:p>
          </table:table-cell>
          <table:table-cell office:value-type="float" office:value="-47.625">
            <text:p>-47.625</text:p>
          </table:table-cell>
          <table:table-cell office:value-type="float" office:value="332.375">
            <text:p>332.375</text:p>
          </table:table-cell>
          <table:table-cell office:value-type="float" office:value="-1239.25">
            <text:p>-1239.25</text:p>
          </table:table-cell>
          <table:table-cell office:value-type="float" office:value="-0.0336334745762712">
            <text:p>-0.0336334746</text:p>
          </table:table-cell>
          <table:table-cell office:value-type="float" office:value="0.0308411431752807">
            <text:p>0.0308411432</text:p>
          </table:table-cell>
          <table:table-cell office:value-type="float" office:value="-0.0496494391025641">
            <text:p>-0.0496494391</text:p>
          </table:table-cell>
          <table:table-cell office:value-type="float" office:value="0.884500011782713">
            <text:p>0.8845000118</text:p>
          </table:table-cell>
          <table:table-cell office:value-type="float" office:value="1.1098083062937">
            <text:p>1.1098083063</text:p>
          </table:table-cell>
          <table:table-cell office:value-type="float" office:value="0.831058494075296">
            <text:p>0.8310584941</text:p>
          </table:table-cell>
          <table:table-cell office:value-type="float" office:value="-20.260298735485">
            <text:p>-20.2602987355</text:p>
          </table:table-cell>
          <table:table-cell office:value-type="float" office:value="22.819575501331">
            <text:p>22.8195755013</text:p>
          </table:table-cell>
          <table:table-cell office:value-type="float" office:value="-13.6113110360541">
            <text:p>-13.611311036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4082">
            <text:p>4082</text:p>
          </table:table-cell>
          <table:table-cell office:value-type="float" office:value="17598">
            <text:p>17598</text:p>
          </table:table-cell>
          <table:table-cell office:value-type="float" office:value="49192">
            <text:p>49192</text:p>
          </table:table-cell>
          <table:table-cell office:value-type="float" office:value="-45.7142857142857">
            <text:p>-45.7142857143</text:p>
          </table:table-cell>
          <table:table-cell office:value-type="float" office:value="-1030.66666666667">
            <text:p>-1030.6666666667</text:p>
          </table:table-cell>
          <table:table-cell office:value-type="float" office:value="620.285714285714">
            <text:p>620.2857142857</text:p>
          </table:table-cell>
          <table:table-cell office:value-type="float" office:value="-0.0111989920907118">
            <text:p>-0.0111989921</text:p>
          </table:table-cell>
          <table:table-cell office:value-type="float" office:value="-0.0585672614312232">
            <text:p>-0.0585672614</text:p>
          </table:table-cell>
          <table:table-cell office:value-type="float" office:value="0.0126094835397161">
            <text:p>0.0126094835</text:p>
          </table:table-cell>
          <table:table-cell office:value-type="float" office:value="0.96104934583325">
            <text:p>0.9610493458</text:p>
          </table:table-cell>
          <table:table-cell office:value-type="float" office:value="0.801737628249363">
            <text:p>0.8017376282</text:p>
          </table:table-cell>
          <table:table-cell office:value-type="float" office:value="1.04444483057628">
            <text:p>1.0444448306</text:p>
          </table:table-cell>
          <table:table-cell office:value-type="float" office:value="0">
            <text:p>0</text:p>
          </table:table-cell>
          <table:table-cell office:value-type="float" office:value="-11.4850027082398">
            <text:p>-11.48500270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3611">
            <text:p>3611</text:p>
          </table:table-cell>
          <table:table-cell office:value-type="float" office:value="19072">
            <text:p>19072</text:p>
          </table:table-cell>
          <table:table-cell office:value-type="float" office:value="60241">
            <text:p>60241</text:p>
          </table:table-cell>
          <table:table-cell office:value-type="float" office:value="0">
            <text:p>0</text:p>
          </table:table-cell>
          <table:table-cell office:value-type="float" office:value="-1241">
            <text:p>-124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5069211409396">
            <text:p>-0.0650692114</text:p>
          </table:table-cell>
          <table:table-cell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780556404523058">
            <text:p>0.7805564045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-10.3020004324982">
            <text:p>-10.3020004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2603">
            <text:p>2603</text:p>
          </table:table-cell>
          <table:table-cell office:value-type="float" office:value="12464">
            <text:p>12464</text:p>
          </table:table-cell>
          <table:table-cell office:value-type="float" office:value="73771">
            <text:p>73771</text:p>
          </table:table-cell>
          <table:table-cell office:value-type="float" office:value="94.4">
            <text:p>94.4</text:p>
          </table:table-cell>
          <table:table-cell office:value-type="float" office:value="-1262.5">
            <text:p>-1262.5</text:p>
          </table:table-cell>
          <table:table-cell office:value-type="float" office:value="0">
            <text:p>0</text:p>
          </table:table-cell>
          <table:table-cell office:value-type="float" office:value="0.0362658470995006">
            <text:p>0.0362658471</text:p>
          </table:table-cell>
          <table:table-cell office:value-type="float" office:value="-0.101291720154044">
            <text:p>-0.1012917202</text:p>
          </table:table-cell>
          <table:table-cell office:value-type="float" office:value="0">
            <text:p>0</text:p>
          </table:table-cell>
          <table:table-cell office:value-type="float" office:value="1.12950827971331">
            <text:p>1.1295082797</text:p>
          </table:table-cell>
          <table:table-cell office:value-type="float" office:value="0.665588604101507">
            <text:p>0.6655886041</text:p>
          </table:table-cell>
          <table:table-cell office:value-type="float" office:value="1.8">
            <text:p>1.8</text:p>
          </table:table-cell>
          <table:table-cell office:value-type="float" office:value="19.4574620181148">
            <text:p>19.4574620181</text:p>
          </table:table-cell>
          <table:table-cell office:value-type="float" office:value="-6.49033714045827">
            <text:p>-6.49033714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2328">
            <text:p>2328</text:p>
          </table:table-cell>
          <table:table-cell office:value-type="float" office:value="11564">
            <text:p>11564</text:p>
          </table:table-cell>
          <table:table-cell office:value-type="float" office:value="90341">
            <text:p>90341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0.0979381443298969">
            <text:p>0.0979381443</text:p>
          </table:table-cell>
          <table:table-cell table:number-columns-repeated="2" office:value-type="float" office:value="0">
            <text:p>0</text:p>
          </table:table-cell>
          <table:table-cell office:value-type="float" office:value="1.36158359017962">
            <text:p>1.3615835902</text:p>
          </table:table-cell>
          <table:table-cell office:value-type="float" office:value="0.75">
            <text:p>0.75</text:p>
          </table:table-cell>
          <table:table-cell office:value-type="float" office:value="1.8">
            <text:p>1.8</text:p>
          </table:table-cell>
          <table:table-cell office:value-type="float" office:value="7.41857494333301">
            <text:p>7.4185749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2430">
            <text:p>2430</text:p>
          </table:table-cell>
          <table:table-cell office:value-type="float" office:value="10429">
            <text:p>10429</text:p>
          </table:table-cell>
          <table:table-cell office:value-type="float" office:value="110632">
            <text:p>110632</text:p>
          </table:table-cell>
          <table:table-cell table:number-columns-repeated="6"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0.66">
            <text:p>0.66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5">
            <text:p>5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2210">
            <text:p>2210</text:p>
          </table:table-cell>
          <table:table-cell office:value-type="float" office:value="9480">
            <text:p>9480</text:p>
          </table:table-cell>
          <table:table-cell office:value-type="float" office:value="135480">
            <text:p>135480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6">
            <text:p>166</text:p>
          </table:table-cell>
          <table:table-cell office:value-type="float" office:value="7873">
            <text:p>7873</text:p>
          </table:table-cell>
          <table:table-cell office:value-type="float" office:value="29279.25">
            <text:p>29279.25</text:p>
          </table:table-cell>
          <table:table-cell office:value-type="float" office:value="16.98">
            <text:p>16.98</text:p>
          </table:table-cell>
          <table:table-cell table:number-columns-repeated="3" office:value-type="float" office:value="5">
            <text:p>5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48">
            <text:p>1248</text:p>
          </table:table-cell>
          <table:table-cell office:value-type="float" office:value="1955">
            <text:p>1955</text:p>
          </table:table-cell>
          <table:table-cell office:value-type="float" office:value="8705">
            <text:p>8705</text:p>
          </table:table-cell>
          <table:table-cell office:value-type="float" office:value="165910">
            <text:p>165910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76">
            <text:p>0.76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68">
            <text:p>168</text:p>
          </table:table-cell>
          <table:table-cell office:value-type="float" office:value="7849">
            <text:p>7849</text:p>
          </table:table-cell>
          <table:table-cell office:value-type="float" office:value="29460">
            <text:p>29460</text:p>
          </table:table-cell>
          <table:table-cell office:value-type="float" office:value="18.9033333333333">
            <text:p>18.90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60">
            <text:p>1260</text:p>
          </table:table-cell>
          <table:table-cell office:value-type="float" office:value="1729">
            <text:p>1729</text:p>
          </table:table-cell>
          <table:table-cell office:value-type="float" office:value="7990">
            <text:p>7990</text:p>
          </table:table-cell>
          <table:table-cell office:value-type="float" office:value="203175">
            <text:p>203175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67">
            <text:p>0.67</text:p>
          </table:table-cell>
          <table:table-cell office:value-type="float" office:value="1.8">
            <text:p>1.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3" table:number-columns-repeated="2" table:default-cell-style-name="Default"/>
        <table:table-row table:style-name="ro1">
          <table:table-cell office:value-type="float" office:value="0.67">
            <text:p>0.67</text:p>
          </table:table-cell>
          <table:table-cell office:value-type="float" office:value="1.02">
            <text:p>1.02</text:p>
          </table:table-cell>
          <table:table-cell office:value-type="float" office:value="1.8">
            <text:p>1.8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.6">
            <text:p>8.6</text:p>
          </table:table-cell>
          <table:table-cell office:value-type="float" office:value="14.4">
            <text:p>14.4</text:p>
          </table:table-cell>
          <table:table-cell office:value-type="float" office:value="26.2">
            <text:p>26.2</text:p>
          </table:table-cell>
          <table:table-cell office:value-type="float" office:value="8473">
            <text:p>8473</text:p>
          </table:table-cell>
          <table:table-cell office:value-type="float" office:value="10800">
            <text:p>10800</text:p>
          </table:table-cell>
          <table:table-cell office:value-type="float" office:value="15125">
            <text:p>151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7:12.74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858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2.044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527">
                <text:p>952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700">
                <text:p>5700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64">
                <text:p>6864</text:p>
              </table:table-cell>
              <table:table-cell office:value-type="float" office:value="12441">
                <text:p>1244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849">
                <text:p>5849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403">
                <text:p>6403</text:p>
              </table:table-cell>
              <table:table-cell office:value-type="float" office:value="11310">
                <text:p>1131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89">
                <text:p>4189</text:p>
              </table:table-cell>
              <table:table-cell office:value-type="float" office:value="7134">
                <text:p>7134</text:p>
              </table:table-cell>
              <table:table-cell office:value-type="float" office:value="15474">
                <text:p>1547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600">
                <text:p>7600</text:p>
              </table:table-cell>
              <table:table-cell office:value-type="float" office:value="13837">
                <text:p>1383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82">
                <text:p>4382</text:p>
              </table:table-cell>
              <table:table-cell office:value-type="float" office:value="7450">
                <text:p>7450</text:p>
              </table:table-cell>
              <table:table-cell office:value-type="float" office:value="14283">
                <text:p>1428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16">
                <text:p>4816</text:p>
              </table:table-cell>
              <table:table-cell office:value-type="float" office:value="8275">
                <text:p>8275</text:p>
              </table:table-cell>
              <table:table-cell office:value-type="float" office:value="15508">
                <text:p>1550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76">
                <text:p>5476</text:p>
              </table:table-cell>
              <table:table-cell office:value-type="float" office:value="9488">
                <text:p>9488</text:p>
              </table:table-cell>
              <table:table-cell office:value-type="float" office:value="17457">
                <text:p>1745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579">
                <text:p>5579</text:p>
              </table:table-cell>
              <table:table-cell office:value-type="float" office:value="9533">
                <text:p>9533</text:p>
              </table:table-cell>
              <table:table-cell office:value-type="float" office:value="16958">
                <text:p>1695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09">
                <text:p>5709</text:p>
              </table:table-cell>
              <table:table-cell office:value-type="float" office:value="9668">
                <text:p>9668</text:p>
              </table:table-cell>
              <table:table-cell office:value-type="float" office:value="15825">
                <text:p>1582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78">
                <text:p>6278</text:p>
              </table:table-cell>
              <table:table-cell office:value-type="float" office:value="10793">
                <text:p>10793</text:p>
              </table:table-cell>
              <table:table-cell office:value-type="float" office:value="17053">
                <text:p>1705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76">
                <text:p>6876</text:p>
              </table:table-cell>
              <table:table-cell office:value-type="float" office:value="11821">
                <text:p>11821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15">
                <text:p>7415</text:p>
              </table:table-cell>
              <table:table-cell office:value-type="float" office:value="11572">
                <text:p>11572</text:p>
              </table:table-cell>
              <table:table-cell office:value-type="float" office:value="17030">
                <text:p>1703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28">
                <text:p>8128</text:p>
              </table:table-cell>
              <table:table-cell office:value-type="float" office:value="11832">
                <text:p>11832</text:p>
              </table:table-cell>
              <table:table-cell office:value-type="float" office:value="17167">
                <text:p>1716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927">
                <text:p>8927</text:p>
              </table:table-cell>
              <table:table-cell office:value-type="float" office:value="12242">
                <text:p>12242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182">
                <text:p>9182</text:p>
              </table:table-cell>
              <table:table-cell office:value-type="float" office:value="12506">
                <text:p>12506</text:p>
              </table:table-cell>
              <table:table-cell office:value-type="float" office:value="19544">
                <text:p>1954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926">
                <text:p>8926</text:p>
              </table:table-cell>
              <table:table-cell office:value-type="float" office:value="12248">
                <text:p>12248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984">
                <text:p>8984</text:p>
              </table:table-cell>
              <table:table-cell office:value-type="float" office:value="12362">
                <text:p>12362</text:p>
              </table:table-cell>
              <table:table-cell office:value-type="float" office:value="19723">
                <text:p>197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738">
                <text:p>13738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82">
                <text:p>9182</text:p>
              </table:table-cell>
              <table:table-cell office:value-type="float" office:value="13470">
                <text:p>13470</text:p>
              </table:table-cell>
              <table:table-cell office:value-type="float" office:value="18965">
                <text:p>1896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083">
                <text:p>13083</text:p>
              </table:table-cell>
              <table:table-cell office:value-type="float" office:value="19527">
                <text:p>1952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651">
                <text:p>13651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71">
                <text:p>10271</text:p>
              </table:table-cell>
              <table:table-cell office:value-type="float" office:value="13636">
                <text:p>13636</text:p>
              </table:table-cell>
              <table:table-cell office:value-type="float" office:value="20142">
                <text:p>2014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472">
                <text:p>13472</text:p>
              </table:table-cell>
              <table:table-cell office:value-type="float" office:value="19839">
                <text:p>1983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3326">
                <text:p>13326</text:p>
              </table:table-cell>
              <table:table-cell office:value-type="float" office:value="20875">
                <text:p>2087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24">
                <text:p>10424</text:p>
              </table:table-cell>
              <table:table-cell office:value-type="float" office:value="13860">
                <text:p>13860</text:p>
              </table:table-cell>
              <table:table-cell office:value-type="float" office:value="21376">
                <text:p>2137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4308">
                <text:p>14308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224">
                <text:p>14224</text:p>
              </table:table-cell>
              <table:table-cell office:value-type="float" office:value="22035">
                <text:p>22035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4792">
                <text:p>14792</text:p>
              </table:table-cell>
              <table:table-cell office:value-type="float" office:value="24593">
                <text:p>2459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309">
                <text:p>15309</text:p>
              </table:table-cell>
              <table:table-cell office:value-type="float" office:value="26047">
                <text:p>2604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89">
                <text:p>10789</text:p>
              </table:table-cell>
              <table:table-cell office:value-type="float" office:value="16358">
                <text:p>16358</text:p>
              </table:table-cell>
              <table:table-cell office:value-type="float" office:value="28431">
                <text:p>2843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294">
                <text:p>17294</text:p>
              </table:table-cell>
              <table:table-cell office:value-type="float" office:value="29330">
                <text:p>2933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8103">
                <text:p>18103</text:p>
              </table:table-cell>
              <table:table-cell office:value-type="float" office:value="31177">
                <text:p>3117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8968">
                <text:p>18968</text:p>
              </table:table-cell>
              <table:table-cell office:value-type="float" office:value="32327">
                <text:p>3232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386">
                <text:p>19386</text:p>
              </table:table-cell>
              <table:table-cell office:value-type="float" office:value="33369">
                <text:p>3336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594">
                <text:p>20594</text:p>
              </table:table-cell>
              <table:table-cell office:value-type="float" office:value="35661">
                <text:p>3566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1817">
                <text:p>21817</text:p>
              </table:table-cell>
              <table:table-cell office:value-type="float" office:value="35822">
                <text:p>358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22668">
                <text:p>22668</text:p>
              </table:table-cell>
              <table:table-cell office:value-type="float" office:value="33884">
                <text:p>3388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90">
                <text:p>14790</text:p>
              </table:table-cell>
              <table:table-cell office:value-type="float" office:value="22991">
                <text:p>22991</text:p>
              </table:table-cell>
              <table:table-cell office:value-type="float" office:value="32611">
                <text:p>3261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60">
                <text:p>15460</text:p>
              </table:table-cell>
              <table:table-cell office:value-type="float" office:value="22484">
                <text:p>22484</text:p>
              </table:table-cell>
              <table:table-cell office:value-type="float" office:value="34271">
                <text:p>342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2214">
                <text:p>22214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660">
                <text:p>16660</text:p>
              </table:table-cell>
              <table:table-cell office:value-type="float" office:value="22565">
                <text:p>22565</text:p>
              </table:table-cell>
              <table:table-cell office:value-type="float" office:value="33074">
                <text:p>3307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7086">
                <text:p>17086</text:p>
              </table:table-cell>
              <table:table-cell office:value-type="float" office:value="22982">
                <text:p>22982</text:p>
              </table:table-cell>
              <table:table-cell office:value-type="float" office:value="32523">
                <text:p>3252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2188">
                <text:p>22188</text:p>
              </table:table-cell>
              <table:table-cell office:value-type="float" office:value="33459">
                <text:p>3345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824">
                <text:p>14824</text:p>
              </table:table-cell>
              <table:table-cell office:value-type="float" office:value="21434">
                <text:p>21434</text:p>
              </table:table-cell>
              <table:table-cell office:value-type="float" office:value="33765">
                <text:p>3376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1960">
                <text:p>11960</text:p>
              </table:table-cell>
              <table:table-cell office:value-type="float" office:value="21319">
                <text:p>21319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0764">
                <text:p>10764</text:p>
              </table:table-cell>
              <table:table-cell office:value-type="float" office:value="21182">
                <text:p>21182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1730">
                <text:p>11730</text:p>
              </table:table-cell>
              <table:table-cell office:value-type="float" office:value="20502">
                <text:p>20502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1440">
                <text:p>11440</text:p>
              </table:table-cell>
              <table:table-cell office:value-type="float" office:value="18820">
                <text:p>18820</text:p>
              </table:table-cell>
              <table:table-cell office:value-type="float" office:value="28374">
                <text:p>2837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7316">
                <text:p>17316</text:p>
              </table:table-cell>
              <table:table-cell office:value-type="float" office:value="29039">
                <text:p>2903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1220">
                <text:p>11220</text:p>
              </table:table-cell>
              <table:table-cell office:value-type="float" office:value="17745">
                <text:p>17745</text:p>
              </table:table-cell>
              <table:table-cell office:value-type="float" office:value="30487">
                <text:p>3048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880">
                <text:p>11880</text:p>
              </table:table-cell>
              <table:table-cell office:value-type="float" office:value="18438">
                <text:p>18438</text:p>
              </table:table-cell>
              <table:table-cell office:value-type="float" office:value="28425">
                <text:p>28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642">
                <text:p>12642</text:p>
              </table:table-cell>
              <table:table-cell office:value-type="float" office:value="17738">
                <text:p>17738</text:p>
              </table:table-cell>
              <table:table-cell office:value-type="float" office:value="25268">
                <text:p>2526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1475">
                <text:p>11475</text:p>
              </table:table-cell>
              <table:table-cell office:value-type="float" office:value="16575">
                <text:p>16575</text:p>
              </table:table-cell>
              <table:table-cell office:value-type="float" office:value="25040">
                <text:p>2504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1646">
                <text:p>11646</text:p>
              </table:table-cell>
              <table:table-cell office:value-type="float" office:value="16822">
                <text:p>16822</text:p>
              </table:table-cell>
              <table:table-cell office:value-type="float" office:value="25788">
                <text:p>2578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0868">
                <text:p>10868</text:p>
              </table:table-cell>
              <table:table-cell office:value-type="float" office:value="17043">
                <text:p>17043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0393">
                <text:p>10393</text:p>
              </table:table-cell>
              <table:table-cell office:value-type="float" office:value="16471">
                <text:p>16471</text:p>
              </table:table-cell>
              <table:table-cell office:value-type="float" office:value="24480">
                <text:p>2448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700">
                <text:p>11700</text:p>
              </table:table-cell>
              <table:table-cell office:value-type="float" office:value="17409">
                <text:p>17409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06">
                <text:p>12006</text:p>
              </table:table-cell>
              <table:table-cell office:value-type="float" office:value="18067">
                <text:p>18067</text:p>
              </table:table-cell>
              <table:table-cell office:value-type="float" office:value="26880">
                <text:p>2688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655">
                <text:p>11655</text:p>
              </table:table-cell>
              <table:table-cell office:value-type="float" office:value="16835">
                <text:p>16835</text:p>
              </table:table-cell>
              <table:table-cell office:value-type="float" office:value="25340">
                <text:p>2534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487">
                <text:p>11487</text:p>
              </table:table-cell>
              <table:table-cell office:value-type="float" office:value="16947">
                <text:p>16947</text:p>
              </table:table-cell>
              <table:table-cell office:value-type="float" office:value="25536">
                <text:p>2553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781">
                <text:p>11781</text:p>
              </table:table-cell>
              <table:table-cell office:value-type="float" office:value="18067">
                <text:p>18067</text:p>
              </table:table-cell>
              <table:table-cell office:value-type="float" office:value="26166">
                <text:p>261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811">
                <text:p>10811</text:p>
              </table:table-cell>
              <table:table-cell office:value-type="float" office:value="17423">
                <text:p>17423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659">
                <text:p>10659</text:p>
              </table:table-cell>
              <table:table-cell office:value-type="float" office:value="16835">
                <text:p>16835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0868">
                <text:p>10868</text:p>
              </table:table-cell>
              <table:table-cell office:value-type="float" office:value="17598">
                <text:p>17598</text:p>
              </table:table-cell>
              <table:table-cell office:value-type="float" office:value="26166">
                <text:p>2616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320">
                <text:p>11320</text:p>
              </table:table-cell>
              <table:table-cell office:value-type="float" office:value="18096">
                <text:p>18096</text:p>
              </table:table-cell>
              <table:table-cell office:value-type="float" office:value="27552">
                <text:p>2755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2709">
                <text:p>2709</text:p>
              </table:table-cell>
              <table:table-cell office:value-type="float" office:value="14032">
                <text:p>14032</text:p>
              </table:table-cell>
              <table:table-cell office:value-type="float" office:value="25900">
                <text:p>2590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2648">
                <text:p>2648</text:p>
              </table:table-cell>
              <table:table-cell office:value-type="float" office:value="14059">
                <text:p>14059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2462">
                <text:p>2462</text:p>
              </table:table-cell>
              <table:table-cell office:value-type="float" office:value="14224">
                <text:p>14224</text:p>
              </table:table-cell>
              <table:table-cell office:value-type="float" office:value="26208">
                <text:p>2620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856">
                <text:p>1856</text:p>
              </table:table-cell>
              <table:table-cell office:value-type="float" office:value="13286">
                <text:p>13286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416">
                <text:p>1416</text:p>
              </table:table-cell>
              <table:table-cell office:value-type="float" office:value="10777">
                <text:p>10777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082">
                <text:p>4082</text:p>
              </table:table-cell>
              <table:table-cell office:value-type="float" office:value="17598">
                <text:p>17598</text:p>
              </table:table-cell>
              <table:table-cell office:value-type="float" office:value="49192">
                <text:p>4919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3611">
                <text:p>3611</text:p>
              </table:table-cell>
              <table:table-cell office:value-type="float" office:value="19072">
                <text:p>19072</text:p>
              </table:table-cell>
              <table:table-cell office:value-type="float" office:value="60241">
                <text:p>6024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603">
                <text:p>2603</text:p>
              </table:table-cell>
              <table:table-cell office:value-type="float" office:value="12464">
                <text:p>12464</text:p>
              </table:table-cell>
              <table:table-cell office:value-type="float" office:value="73771">
                <text:p>73771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328">
                <text:p>2328</text:p>
              </table:table-cell>
              <table:table-cell office:value-type="float" office:value="11564">
                <text:p>11564</text:p>
              </table:table-cell>
              <table:table-cell office:value-type="float" office:value="90341">
                <text:p>9034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430">
                <text:p>2430</text:p>
              </table:table-cell>
              <table:table-cell office:value-type="float" office:value="10429">
                <text:p>10429</text:p>
              </table:table-cell>
              <table:table-cell office:value-type="float" office:value="110632">
                <text:p>11063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210">
                <text:p>2210</text:p>
              </table:table-cell>
              <table:table-cell office:value-type="float" office:value="9480">
                <text:p>9480</text:p>
              </table:table-cell>
              <table:table-cell office:value-type="float" office:value="135480">
                <text:p>1354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955">
                <text:p>1955</text:p>
              </table:table-cell>
              <table:table-cell office:value-type="float" office:value="8705">
                <text:p>8705</text:p>
              </table:table-cell>
              <table:table-cell office:value-type="float" office:value="165910">
                <text:p>165910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729">
                <text:p>1729</text:p>
              </table:table-cell>
              <table:table-cell office:value-type="float" office:value="7990">
                <text:p>7990</text:p>
              </table:table-cell>
              <table:table-cell office:value-type="float" office:value="203175">
                <text:p>203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73">
                <text:p>787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7cm" svg:y="1.404cm" svg:width="30.89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9033333333333">
                <text:p>18.90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5cm" svg:y="1.352cm" svg:width="31.35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271672552642">
                <text:p>1.1527167255264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948068978836">
                <text:p>1.1594806897883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069722999384">
                <text:p>1.2706972299938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6106464113773">
                <text:p>1.1610646411377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208181993459">
                <text:p>1.1520818199345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387374099078">
                <text:p>1.3338737409907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866772942547">
                <text:p>1.2086677294254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880947385734">
                <text:p>1.1588094738573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3144919474348">
                <text:p>1.314491947434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9899031360612">
                <text:p>1.1989903136061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2403877916971">
                <text:p>1.2240387791697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641322318628">
                <text:p>1.2364132231862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799543566409">
                <text:p>1.2979954356640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30140927016971">
                <text:p>1.3014092701697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9220365963513">
                <text:p>1.2922036596351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79946780248">
                <text:p>1.057994678024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4750001161192">
                <text:p>1.0475000116119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819601116964">
                <text:p>1.0881960111696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714170040217">
                <text:p>1.11714170040217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0549579794">
                <text:p>1.06054957979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9792779256377">
                <text:p>1.0979277925637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641170116019">
                <text:p>1.0164117011601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112643440647">
                <text:p>1.0411264344064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547870485357">
                <text:p>1.035478704853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84392428262">
                <text:p>1.0418439242826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062862412984">
                <text:p>1.0306286241298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996902027016">
                <text:p>1.0399690202701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390311879999">
                <text:p>1.0439031187999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85724876607">
                <text:p>1.048572487660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825091205322">
                <text:p>1.0482509120532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257134434191">
                <text:p>1.082571344341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941621284783">
                <text:p>1.1394162128478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4980447866168">
                <text:p>1.1498044786616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099892069846">
                <text:p>1.2009989206984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8632807568981">
                <text:p>1.1863280756898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0697338528">
                <text:p>1.1700069733852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091826344508">
                <text:p>1.1809182634450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657158003373">
                <text:p>1.165715800337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1999045360773">
                <text:p>1.0199904536077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389539162966">
                <text:p>1.1738953916296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358726578625">
                <text:p>1.103587265786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329021403044">
                <text:p>0.98632902140304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2642040662671">
                <text:p>0.9264204066267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860719247657067">
                <text:p>0.86071924765706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84874186491014">
                <text:p>0.8487418649101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5023532749986">
                <text:p>1.0502353274998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24738950146557">
                <text:p>0.92473895014655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72761905221546">
                <text:p>0.87276190522154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4763536201975">
                <text:p>0.84763536201975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0604190046694">
                <text:p>0.98060419004669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301440414602">
                <text:p>0.930144041460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26950344643194">
                <text:p>0.92695034464319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66527366863905">
                <text:p>0.96652736686390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2785977819404">
                <text:p>1.0278597781940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6341544577394">
                <text:p>1.06341544577394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993790711516742">
                <text:p>0.99379071151674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618724490581">
                <text:p>1.0261872449058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467637610515">
                <text:p>1.0346763761051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82566938441968">
                <text:p>0.88256693844196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29599108068675">
                <text:p>0.92959910806867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6097683373311">
                <text:p>1.0609768337331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00101367786706">
                <text:p>1.0010136778670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01630626304225">
                <text:p>1.016306263042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01125615452594">
                <text:p>1.0112561545259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77656787191889">
                <text:p>0.977656787191889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00101367786706">
                <text:p>1.001013677867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656947566281963">
                <text:p>0.65694756628196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37038699648102">
                <text:p>0.93703869964810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7506696698473">
                <text:p>0.99750669669847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47743021577593">
                <text:p>1.4774302157759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01143200563257">
                <text:p>1.011432005632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68128722406235">
                <text:p>1.6812872240623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1098083062937">
                <text:p>1.109808306293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01737628249363">
                <text:p>0.8017376282493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780556404523058">
                <text:p>0.78055640452305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665588604101507">
                <text:p>0.66558860410150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9279.25">
                <text:p>29279.2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9460">
                <text:p>29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